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Bold" svg:font-family="Helvetica-Bold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8mm"/>
    </style:style>
    <style:style style:name="co2" style:family="table-column">
      <style:table-column-properties fo:break-before="auto" style:column-width="8.82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2.23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5.0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12.05mm"/>
    </style:style>
    <style:style style:name="co10" style:family="table-column">
      <style:table-column-properties fo:break-before="auto" style:column-width="11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31.75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38" style:family="table-cell" style:parent-style-name="Default">
      <style:table-cell-properties fo:background-color="#ffcc00" style:vertical-align="top"/>
    </style:style>
    <style:style style:name="ce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5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43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4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1" style:family="table-cell" style:parent-style-name="Default">
      <style:table-cell-properties fo:wrap-option="wrap" style:vertical-align="top"/>
    </style:style>
    <style:style style:name="ce48" style:family="table-cell" style:parent-style-name="Default">
      <style:table-cell-properties fo:background-color="#e6e6ff" fo:wrap-option="wrap" style:vertical-align="top"/>
    </style:style>
    <style:style style:name="ce4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00">
      <style:table-cell-properties fo:wrap-option="wrap" style:vertical-align="top"/>
    </style:style>
    <style:style style:name="ce51" style:family="table-cell" style:parent-style-name="Default" style:data-style-name="N100">
      <style:table-cell-properties fo:background-color="#e6e6ff" fo:wrap-option="wrap" style:vertical-align="top"/>
    </style:style>
    <style:style style:name="ce52" style:family="table-cell" style:parent-style-name="Default" style:data-style-name="N100"/>
    <style:style style:name="ce53" style:family="table-cell" style:parent-style-name="Default" style:data-style-name="N100">
      <style:table-cell-properties fo:wrap-option="wrap" style:vertical-align="top"/>
      <style:text-properties style:font-name="Arial" style:font-name-asian="DejaVu Sans Mono" style:font-name-complex="DejaVu Sans"/>
    </style:style>
    <style:style style:name="ce54" style:family="table-cell" style:parent-style-name="Default" style:data-style-name="N100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1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44">
      <style:table-cell-properties fo:wrap-option="wrap" style:vertical-align="top"/>
    </style:style>
    <style:style style:name="ce57" style:family="table-cell" style:parent-style-name="Default" style:data-style-name="N144">
      <style:table-cell-properties fo:background-color="#e6e6ff" fo:wrap-option="wrap" style:vertical-align="top"/>
    </style:style>
    <style:style style:name="ce58" style:family="table-cell" style:parent-style-name="Default" style:data-style-name="N146">
      <style:table-cell-properties fo:wrap-option="wrap" style:vertical-align="top"/>
    </style:style>
    <style:style style:name="ce16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4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7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44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4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glyph-orientation-vertical="0" fo:border-bottom="none" fo:background-color="#92d05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9" style:family="table-cell" style:parent-style-name="Default" style:data-style-name="N144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3" table:default-cell-style-name="Default"/>
        <table:table-column table:style-name="co6" table:default-cell-style-name="ce6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10" table:number-columns-repeated="2" table:default-cell-style-name="ce6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4"/>
          <table:table-cell table:style-name="ce8"/>
          <table:table-cell table:style-name="ce5" table:number-columns-repeated="2"/>
          <table:table-cell table:style-name="ce49" office:value-type="string" calcext:value-type="string" table:number-columns-spanned="4" table:number-rows-spanned="1">
            <text:p>Farnell / Element14</text:p>
          </table:table-cell>
          <table:covered-table-cell table:style-name="ce49"/>
          <table:covered-table-cell table:style-name="ce15"/>
          <table:covered-table-cell table:style-name="ce16"/>
          <table:table-cell table:style-name="ce18" office:value-type="string" calcext:value-type="string" table:number-columns-spanned="2" table:number-rows-spanned="1">
            <text:p>Digi-Key</text:p>
          </table:table-cell>
          <table:covered-table-cell table:style-name="ce19"/>
          <table:table-cell table:style-name="ce67"/>
          <table:table-cell table:style-name="ce18" office:value-type="string" calcext:value-type="string" table:number-columns-spanned="2" table:number-rows-spanned="1">
            <text:p>Mouser</text:p>
          </table:table-cell>
          <table:covered-table-cell table:style-name="ce19"/>
          <table:table-cell table:style-name="ce67"/>
          <table:table-cell table:style-name="ce49" office:value-type="string" calcext:value-type="string" table:number-columns-spanned="4" table:number-rows-spanned="1">
            <text:p>RS Components</text:p>
          </table:table-cell>
          <table:covered-table-cell table:style-name="ce49"/>
          <table:covered-table-cell table:style-name="ce22"/>
          <table:covered-table-cell table:style-name="ce23"/>
          <table:table-cell table:style-name="ce24" office:value-type="string" calcext:value-type="string" table:number-columns-spanned="3" table:number-rows-spanned="1">
            <text:p>TME</text:p>
          </table:table-cell>
          <table:covered-table-cell table:style-name="ce25"/>
          <table:covered-table-cell table:style-name="ce67"/>
          <table:table-cell table:style-name="ce26"/>
          <table:table-cell table:style-name="ce27"/>
          <table:table-cell table:style-name="ce78" office:value-type="string" calcext:value-type="string" table:number-columns-spanned="4" table:number-rows-spanned="1">
            <text:p>Price calculation for 1 set</text:p>
          </table:table-cell>
          <table:covered-table-cell table:number-columns-repeated="3" table:style-name="ce78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17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 / 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26" office:value-type="string" calcext:value-type="string">
            <text:p>THT</text:p>
          </table:table-cell>
          <table:table-cell table:style-name="ce26" office:value-type="string" calcext:value-type="string">
            <text:p>SMD</text:p>
          </table:table-cell>
          <table:table-cell table:style-name="ce29" office:value-type="string" calcext:value-type="string">
            <text:p>Best Supplier</text:p>
          </table:table-cell>
          <table:table-cell table:style-name="ce31" office:value-type="string" calcext:value-type="string">
            <text:p>Lowest unit price €</text:p>
          </table:table-cell>
          <table:table-cell table:style-name="ce33" office:value-type="string" calcext:value-type="string">
            <text:p>Order Qty</text:p>
          </table:table-cell>
          <table:table-cell table:style-name="ce34" office:value-type="string" calcext:value-type="string">
            <text:p>Line Cost €</text:p>
          </table:table-cell>
        </table:table-row>
        <table:table-row table:style-name="ro1">
          <table:table-cell table:style-name="ce28" table:formula="of:=ROW()-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C1, C13, C58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3]" office:value-type="float" office:value="3" calcext:value-type="float">
            <text:p>3</text:p>
          </table:table-cell>
          <table:table-cell table:style-name="ce30" table:formula="of:=IF([.Z3]=[.H3];&quot;Farnell&quot;; IF([.Z3]=[.K3]; &quot;Digikey&quot;; IF([.Z3]=[.N3]; &quot;Mouser&quot;; IF([.Z3]=[.R3]; &quot;RS&quot;; IF([.Z3]=[.U3]; &quot;TME&quot;)))))" office:value-type="string" office:string-value="Farnell" calcext:value-type="string">
            <text:p>Farnell</text:p>
          </table:table-cell>
          <table:table-cell table:style-name="ce32" table:formula="of:=IF([.B3]&lt;&gt;&quot;&quot;;MIN([.H3];[.K3];[.N3];[.R3];[.U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]*[.AA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20p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14, C20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4]" office:value-type="float" office:value="2" calcext:value-type="float">
            <text:p>2</text:p>
          </table:table-cell>
          <table:table-cell table:style-name="ce8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84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]*[.AA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C15, C16, C18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5]" office:value-type="float" office:value="3" calcext:value-type="float">
            <text:p>3</text:p>
          </table:table-cell>
          <table:table-cell table:style-name="ce30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32" table:formula="of:=IF([.B5]&lt;&gt;&quot;&quot;;MIN([.H5];[.K5];[.N5];[.R5];[.U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]*[.AA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u7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C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6]" office:value-type="float" office:value="1" calcext:value-type="float">
            <text:p>1</text:p>
          </table:table-cell>
          <table:table-cell table:style-name="ce81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84" table:formula="of:=IF([.B6]&lt;&gt;&quot;&quot;;MIN([.H6];[.K6];[.N6];[.R6];[.U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]*[.AA6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style-name="ce11" office:value-type="string" calcext:value-type="string">
            <text:p>C3, C6, C7, C10, C11, C12, C17, C19, C21, C22, C23, C24, C25, C26, C27, C28, C29, C30, C31, C33, C34, C35, C36, C37, C38, C39, C42, C43, C44, C45, C46, C47, C48, C49, C50, C51, C52, C53, C54, C55, C57, C63, C65, C66, C67, C68, C69, C70, C72, C73, C74, C75, C76, C78, C80, C81</text:p>
          </table:table-cell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7]" office:value-type="float" office:value="56" calcext:value-type="float">
            <text:p>56</text:p>
          </table:table-cell>
          <table:table-cell table:style-name="ce30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32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]*[.AA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u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3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8]" office:value-type="float" office:value="1" calcext:value-type="float">
            <text:p>1</text:p>
          </table:table-cell>
          <table:table-cell table:style-name="ce81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84" table:formula="of:=IF([.B8]&lt;&gt;&quot;&quot;;MIN([.H8];[.K8];[.N8];[.R8];[.U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]*[.AA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EFK1V220R</text:p>
          </table:table-cell>
          <table:table-cell office:value-type="string" calcext:value-type="string">
            <text:p>22uF 35VDC, 5x5.8mm</text:p>
          </table:table-cell>
          <table:table-cell table:style-name="ce11" office:value-type="string" calcext:value-type="string">
            <text:p>C4, C8, C40</text:p>
          </table:table-cell>
          <table:table-cell table:style-name="ce50" office:value-type="string" calcext:value-type="string">
            <text:p>9695834</text:p>
          </table:table-cell>
          <table:table-cell table:style-name="ce53" office:value-type="string" calcext:value-type="string">
            <text:p>EEEFK1V220R</text:p>
          </table:table-cell>
          <table:table-cell table:style-name="ce56" office:value-type="currency" office:currency="EUR" office:value="0.241" calcext:value-type="currency">
            <text:p>0,241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EEEFK1V220R</text:p>
          </table:table-cell>
          <table:table-cell table:style-name="ce56" office:value-type="currency" office:currency="EUR" office:value="0.126" calcext:value-type="currency">
            <text:p>0,126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9]" office:value-type="float" office:value="3" calcext:value-type="float">
            <text:p>3</text:p>
          </table:table-cell>
          <table:table-cell table:style-name="ce30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32" table:formula="of:=IF([.B9]&lt;&gt;&quot;&quot;;MIN([.H9];[.K9];[.N9];[.R9];[.U9]);&quot;&quot;)" office:value-type="currency" office:currency="EUR" office:value="0.126" calcext:value-type="currency">
            <text:p>0,12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9]*[.AA9]" office:value-type="currency" office:currency="EUR" office:value="0.126" calcext:value-type="currency">
            <text:p>0,126 €</text:p>
          </table:table-cell>
        </table:table-row>
        <table:table-row table:style-name="ro1">
          <table:table-cell table:style-name="ce36" table:formula="of:=ROW()-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EEEFK1C470UR</text:p>
          </table:table-cell>
          <table:table-cell table:style-name="ce46" office:value-type="string" calcext:value-type="string">
            <text:p>47uF 35VDC, 5x5.8mm</text:p>
          </table:table-cell>
          <table:table-cell table:style-name="ce48" office:value-type="string" calcext:value-type="string">
            <text:p>C5, C9, C41</text:p>
          </table:table-cell>
          <table:table-cell table:style-name="ce51" office:value-type="string" calcext:value-type="string">
            <text:p>9695664</text:p>
          </table:table-cell>
          <table:table-cell table:style-name="ce54" office:value-type="string" calcext:value-type="string">
            <text:p>EEEFK1C470U</text:p>
          </table:table-cell>
          <table:table-cell table:style-name="ce57" office:value-type="currency" office:currency="EUR" office:value="0.241" calcext:value-type="currency">
            <text:p>0,24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EFK1C470UR</text:p>
          </table:table-cell>
          <table:table-cell table:style-name="ce57" office:value-type="currency" office:currency="EUR" office:value="0.173" calcext:value-type="currency">
            <text:p>0,173 €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table:formula="of:=[.B10]" office:value-type="float" office:value="3" calcext:value-type="float">
            <text:p>3</text:p>
          </table:table-cell>
          <table:table-cell table:style-name="ce8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84" table:formula="of:=IF([.B10]&lt;&gt;&quot;&quot;;MIN([.H10];[.K10];[.N10];[.R10];[.U10]);&quot;&quot;)" office:value-type="currency" office:currency="EUR" office:value="0.173" calcext:value-type="currency">
            <text:p>0,173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0]*[.AA10]" office:value-type="currency" office:currency="EUR" office:value="0.173" calcext:value-type="currency">
            <text:p>0,173 €</text:p>
          </table:table-cell>
        </table:table-row>
        <table:table-row table:style-name="ro1">
          <table:table-cell table:style-name="ce28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float" office:value="1210" calcext:value-type="float">
            <text:p>1210</text:p>
          </table:table-cell>
          <table:table-cell table:style-name="ce11" office:value-type="string" calcext:value-type="string">
            <text:p>C56, C77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11]" office:value-type="float" office:value="2" calcext:value-type="float">
            <text:p>2</text:p>
          </table:table-cell>
          <table:table-cell table:style-name="ce30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32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1]*[.AA1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47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59, C6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2]" office:value-type="float" office:value="2" calcext:value-type="float">
            <text:p>2</text:p>
          </table:table-cell>
          <table:table-cell table:style-name="ce81" table:formula="of:=IF([.Z12]=[.H12];&quot;Farnell&quot;; IF([.Z12]=[.K12]; &quot;Digikey&quot;; IF([.Z12]=[.N12]; &quot;Mouser&quot;; IF([.Z12]=[.R12]; &quot;RS&quot;; IF([.Z12]=[.U12]; &quot;TME&quot;)))))" office:value-type="string" office:string-value="Farnell" calcext:value-type="string">
            <text:p>Farnell</text:p>
          </table:table-cell>
          <table:table-cell table:style-name="ce84" table:formula="of:=IF([.B12]&lt;&gt;&quot;&quot;;MIN([.H12];[.K12];[.N12];[.R12];[.U1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2]*[.AA1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C60, C6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13]" office:value-type="float" office:value="2" calcext:value-type="float">
            <text:p>2</text:p>
          </table:table-cell>
          <table:table-cell table:style-name="ce30" table:formula="of:=IF([.Z13]=[.H13];&quot;Farnell&quot;; IF([.Z13]=[.K13]; &quot;Digikey&quot;; IF([.Z13]=[.N13]; &quot;Mouser&quot;; IF([.Z13]=[.R13]; &quot;RS&quot;; IF([.Z13]=[.U13]; &quot;TME&quot;)))))" office:value-type="string" office:string-value="Farnell" calcext:value-type="string">
            <text:p>Farnell</text:p>
          </table:table-cell>
          <table:table-cell table:style-name="ce32" table:formula="of:=IF([.B13]&lt;&gt;&quot;&quot;;MIN([.H13];[.K13];[.N13];[.R13];[.U1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3]*[.AA1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6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4]" office:value-type="float" office:value="1" calcext:value-type="float">
            <text:p>1</text:p>
          </table:table-cell>
          <table:table-cell table:style-name="ce8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84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4]*[.AA1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float" office:value="1206" calcext:value-type="float">
            <text:p>1206</text:p>
          </table:table-cell>
          <table:table-cell table:style-name="ce11" office:value-type="string" calcext:value-type="string">
            <text:p>C7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15]" office:value-type="float" office:value="1" calcext:value-type="float">
            <text:p>1</text:p>
          </table:table-cell>
          <table:table-cell table:style-name="ce30" table:formula="of:=IF([.Z15]=[.H15];&quot;Farnell&quot;; IF([.Z15]=[.K15]; &quot;Digikey&quot;; IF([.Z15]=[.N15]; &quot;Mouser&quot;; IF([.Z15]=[.R15]; &quot;RS&quot;; IF([.Z15]=[.U15]; &quot;TME&quot;)))))" office:value-type="string" office:string-value="Farnell" calcext:value-type="string">
            <text:p>Farnell</text:p>
          </table:table-cell>
          <table:table-cell table:style-name="ce32" table:formula="of:=IF([.B15]&lt;&gt;&quot;&quot;;MIN([.H15];[.K15];[.N15];[.R15];[.U1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5]*[.AA1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EECS0HD334H</text:p>
          </table:table-cell>
          <table:table-cell table:style-name="ce46" office:value-type="string" calcext:value-type="string">
            <text:p>Supercap 10mm</text:p>
          </table:table-cell>
          <table:table-cell table:style-name="ce48" office:value-type="string" calcext:value-type="string">
            <text:p>C79</text:p>
          </table:table-cell>
          <table:table-cell table:style-name="ce51" office:value-type="string" calcext:value-type="string">
            <text:p>1751930</text:p>
          </table:table-cell>
          <table:table-cell table:style-name="ce54" office:value-type="string" calcext:value-type="string">
            <text:p>EECS0HD334H</text:p>
          </table:table-cell>
          <table:table-cell table:style-name="ce57" office:value-type="currency" office:currency="EUR" office:value="1.82" calcext:value-type="currency">
            <text:p>1,82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CS0HD334H</text:p>
          </table:table-cell>
          <table:table-cell table:style-name="ce57" office:value-type="currency" office:currency="EUR" office:value="0.95" calcext:value-type="currency">
            <text:p>0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8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84" table:formula="of:=IF([.B16]&lt;&gt;&quot;&quot;;MIN([.H16];[.K16];[.N16];[.R16];[.U16]);&quot;&quot;)" office:value-type="currency" office:currency="EUR" office:value="0.95" calcext:value-type="currency">
            <text:p>0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6]*[.AA16]" office:value-type="currency" office:currency="EUR" office:value="0.95" calcext:value-type="currency">
            <text:p>0,950 €</text:p>
          </table:table-cell>
        </table:table-row>
        <table:table-row table:style-name="ro1">
          <table:table-cell table:style-name="ce28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SOD123</text:p>
          </table:table-cell>
          <table:table-cell table:style-name="ce11" office:value-type="string" calcext:value-type="string">
            <text:p>D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17]" office:value-type="float" office:value="1" calcext:value-type="float">
            <text:p>1</text:p>
          </table:table-cell>
          <table:table-cell table:style-name="ce30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32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7]*[.AA1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BAS316</text:p>
          </table:table-cell>
          <table:table-cell table:style-name="ce46" office:value-type="string" calcext:value-type="string">
            <text:p>SOD323</text:p>
          </table:table-cell>
          <table:table-cell table:style-name="ce48" office:value-type="string" calcext:value-type="string">
            <text:p>D2, D3, D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8]" office:value-type="float" office:value="3" calcext:value-type="float">
            <text:p>3</text:p>
          </table:table-cell>
          <table:table-cell table:style-name="ce8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84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8]*[.AA1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50-16 (500mA)</text:p>
          </table:table-cell>
          <table:table-cell office:value-type="string" calcext:value-type="string">
            <text:p>Fuse, 1210</text:p>
          </table:table-cell>
          <table:table-cell table:style-name="ce11" office:value-type="string" calcext:value-type="string">
            <text:p>F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SM050-16</text:p>
          </table:table-cell>
          <table:table-cell table:style-name="ce56" office:value-type="currency" office:currency="EUR" office:value="0.0802" calcext:value-type="currency">
            <text:p>0,080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19]" office:value-type="float" office:value="1" calcext:value-type="float">
            <text:p>1</text:p>
          </table:table-cell>
          <table:table-cell table:style-name="ce30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32" table:formula="of:=IF([.B19]&lt;&gt;&quot;&quot;;MIN([.H19];[.K19];[.N19];[.R19];[.U19]);&quot;&quot;)" office:value-type="currency" office:currency="EUR" office:value="0.0802" calcext:value-type="currency">
            <text:p>0,0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9]*[.AA19]" office:value-type="currency" office:currency="EUR" office:value="0.0802" calcext:value-type="currency">
            <text:p>0,080 €</text:p>
          </table:table-cell>
        </table:table-row>
        <table:table-row table:style-name="ro1">
          <table:table-cell table:style-name="ce36" table:formula="of:=ROW()-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60R@100MHz</text:p>
          </table:table-cell>
          <table:table-cell table:style-name="ce46" office:value-type="string" calcext:value-type="string">
            <text:p>Ferrite bead, 0603</text:p>
          </table:table-cell>
          <table:table-cell table:style-name="ce48" office:value-type="string" calcext:value-type="string">
            <text:p>FB1, FB2, FB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LCBA-600</text:p>
          </table:table-cell>
          <table:table-cell table:style-name="ce57" office:value-type="currency" office:currency="EUR" office:value="0.0245" calcext:value-type="currency">
            <text:p>0,025 €</text:p>
          </table:table-cell>
          <table:table-cell table:style-name="ce62" office:value-type="float" office:value="25" calcext:value-type="float">
            <text:p>25</text:p>
          </table:table-cell>
          <table:table-cell table:style-name="ce62"/>
          <table:table-cell table:style-name="ce62" table:formula="of:=[.B20]" office:value-type="float" office:value="3" calcext:value-type="float">
            <text:p>3</text:p>
          </table:table-cell>
          <table:table-cell table:style-name="ce8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84" table:formula="of:=IF([.B20]&lt;&gt;&quot;&quot;;MIN([.H20];[.K20];[.N20];[.R20];[.U20]);&quot;&quot;)" office:value-type="currency" office:currency="EUR" office:value="0.0245" calcext:value-type="currency">
            <text:p>0,025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0]*[.AA20]" office:value-type="currency" office:currency="EUR" office:value="0.0245" calcext:value-type="currency">
            <text:p>0,025 €</text:p>
          </table:table-cell>
        </table:table-row>
        <table:table-row table:style-name="ro1">
          <table:table-cell table:style-name="ce28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169DCKR</text:p>
          </table:table-cell>
          <table:table-cell/>
          <table:table-cell table:style-name="ce11" office:value-type="string" calcext:value-type="string">
            <text:p>IC1</text:p>
          </table:table-cell>
          <table:table-cell table:style-name="ce50" office:value-type="string" calcext:value-type="string">
            <text:p>2542731</text:p>
          </table:table-cell>
          <table:table-cell table:style-name="ce53" office:value-type="string" calcext:value-type="string">
            <text:p>TPS61169DCKR</text:p>
          </table:table-cell>
          <table:table-cell table:style-name="ce56" office:value-type="currency" office:currency="EUR" office:value="0.917" calcext:value-type="currency">
            <text:p>0,917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21]" office:value-type="float" office:value="1" calcext:value-type="float">
            <text:p>1</text:p>
          </table:table-cell>
          <table:table-cell table:style-name="ce30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32" table:formula="of:=IF([.B21]&lt;&gt;&quot;&quot;;MIN([.H21];[.K21];[.N21];[.R21];[.U21]);&quot;&quot;)" office:value-type="currency" office:currency="EUR" office:value="0.917" calcext:value-type="currency">
            <text:p>0,91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1]*[.AA21]" office:value-type="currency" office:currency="EUR" office:value="0.917" calcext:value-type="currency">
            <text:p>0,917 €</text:p>
          </table:table-cell>
        </table:table-row>
        <table:table-row table:style-name="ro1">
          <table:table-cell table:style-name="ce36" table:formula="of:=ROW()-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IS42S16400J</text:p>
          </table:table-cell>
          <table:table-cell table:style-name="ce46" office:value-type="string" calcext:value-type="string">
            <text:p>TSOP-II-54</text:p>
          </table:table-cell>
          <table:table-cell table:style-name="ce48" office:value-type="string" calcext:value-type="string">
            <text:p>IC10</text:p>
          </table:table-cell>
          <table:table-cell table:style-name="ce51" office:value-type="string" calcext:value-type="string">
            <text:p>2253831</text:p>
          </table:table-cell>
          <table:table-cell table:style-name="ce54" office:value-type="string" calcext:value-type="string">
            <text:p>IS42S16400J-7TLI</text:p>
          </table:table-cell>
          <table:table-cell table:style-name="ce57" office:value-type="currency" office:currency="EUR" office:value="1.95" calcext:value-type="currency">
            <text:p>1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IS42S16400J-7TLI</text:p>
          </table:table-cell>
          <table:table-cell table:style-name="ce57" office:value-type="currency" office:currency="EUR" office:value="3.15" calcext:value-type="currency">
            <text:p>3,1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22]" office:value-type="float" office:value="1" calcext:value-type="float">
            <text:p>1</text:p>
          </table:table-cell>
          <table:table-cell table:style-name="ce8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84" table:formula="of:=IF([.B22]&lt;&gt;&quot;&quot;;MIN([.H22];[.K22];[.N22];[.R22];[.U22]);&quot;&quot;)" office:value-type="currency" office:currency="EUR" office:value="1.95" calcext:value-type="currency">
            <text:p>1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2]*[.AA22]" office:value-type="currency" office:currency="EUR" office:value="1.95" calcext:value-type="currency">
            <text:p>1,950 €</text:p>
          </table:table-cell>
        </table:table-row>
        <table:table-row table:style-name="ro4">
          <table:table-cell table:style-name="ce28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CBTLV3257</text:p>
          </table:table-cell>
          <table:table-cell/>
          <table:table-cell table:style-name="ce11" office:value-type="string" calcext:value-type="string">
            <text:p>IC11, IC14</text:p>
          </table:table-cell>
          <table:table-cell table:style-name="ce50" office:value-type="string" calcext:value-type="string">
            <text:p>1872789</text:p>
          </table:table-cell>
          <table:table-cell table:style-name="ce53" office:value-type="string" calcext:value-type="string">
            <text:p>SN74CBTLV3257PWR</text:p>
          </table:table-cell>
          <table:table-cell table:style-name="ce56" office:value-type="currency" office:currency="EUR" office:value="0.801" calcext:value-type="currency">
            <text:p>0,801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23]" office:value-type="float" office:value="2" calcext:value-type="float">
            <text:p>2</text:p>
          </table:table-cell>
          <table:table-cell table:style-name="ce30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32" table:formula="of:=IF([.B23]&lt;&gt;&quot;&quot;;MIN([.H23];[.K23];[.N23];[.R23];[.U23]);&quot;&quot;)" office:value-type="currency" office:currency="EUR" office:value="0.801" calcext:value-type="currency">
            <text:p>0,80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3]*[.AA23]" office:value-type="currency" office:currency="EUR" office:value="0.801" calcext:value-type="currency">
            <text:p>0,801 €</text:p>
          </table:table-cell>
        </table:table-row>
        <table:table-row table:style-name="ro1">
          <table:table-cell table:style-name="ce36" table:formula="of:=ROW()-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N74LVC1G02DBVR</text:p>
          </table:table-cell>
          <table:table-cell table:style-name="ce46"/>
          <table:table-cell table:style-name="ce48" office:value-type="string" calcext:value-type="string">
            <text:p>IC12</text:p>
          </table:table-cell>
          <table:table-cell table:style-name="ce51" office:value-type="string" calcext:value-type="string">
            <text:p>1287579</text:p>
          </table:table-cell>
          <table:table-cell table:style-name="ce54" office:value-type="string" calcext:value-type="string">
            <text:p>SN74LVC1G02DBVR</text:p>
          </table:table-cell>
          <table:table-cell table:style-name="ce57" office:value-type="currency" office:currency="EUR" office:value="0.284" calcext:value-type="currency">
            <text:p>0,284 €</text:p>
          </table:table-cell>
          <table:table-cell table:style-name="ce62" office:value-type="float" office:value="5" calcext:value-type="float">
            <text:p>5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4]" office:value-type="float" office:value="1" calcext:value-type="float">
            <text:p>1</text:p>
          </table:table-cell>
          <table:table-cell table:style-name="ce81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84" table:formula="of:=IF([.B24]&lt;&gt;&quot;&quot;;MIN([.H24];[.K24];[.N24];[.R24];[.U24]);&quot;&quot;)" office:value-type="currency" office:currency="EUR" office:value="0.284" calcext:value-type="currency">
            <text:p>0,284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4]*[.AA24]" office:value-type="currency" office:currency="EUR" office:value="0.284" calcext:value-type="currency">
            <text:p>0,284 €</text:p>
          </table:table-cell>
        </table:table-row>
        <table:table-row table:style-name="ro1">
          <table:table-cell table:style-name="ce28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SF041-SSHDT</text:p>
          </table:table-cell>
          <table:table-cell office:value-type="string" calcext:value-type="string">
            <text:p>Serial flash, SOIC8</text:p>
          </table:table-cell>
          <table:table-cell table:style-name="ce11" office:value-type="string" calcext:value-type="string">
            <text:p>IC13</text:p>
          </table:table-cell>
          <table:table-cell table:style-name="ce50" office:value-type="string" calcext:value-type="string">
            <text:p>-</text:p>
          </table:table-cell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AT25SF041-SSHDT</text:p>
          </table:table-cell>
          <table:table-cell table:style-name="ce56" office:value-type="currency" office:currency="EUR" office:value="0.28" calcext:value-type="currency">
            <text:p>0,280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25]" office:value-type="float" office:value="1" calcext:value-type="float">
            <text:p>1</text:p>
          </table:table-cell>
          <table:table-cell table:style-name="ce30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32" table:formula="of:=IF([.B25]&lt;&gt;&quot;&quot;;MIN([.H25];[.K25];[.N25];[.R25];[.U25]);&quot;&quot;)" office:value-type="currency" office:currency="EUR" office:value="0.28" calcext:value-type="currency">
            <text:p>0,2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5]*[.AA25]" office:value-type="currency" office:currency="EUR" office:value="0.28" calcext:value-type="currency">
            <text:p>0,280 €</text:p>
          </table:table-cell>
        </table:table-row>
        <table:table-row table:style-name="ro1">
          <table:table-cell table:style-name="ce36" table:formula="of:=ROW()-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2051BDBVR</text:p>
          </table:table-cell>
          <table:table-cell table:style-name="ce46"/>
          <table:table-cell table:style-name="ce48" office:value-type="string" calcext:value-type="string">
            <text:p>IC15</text:p>
          </table:table-cell>
          <table:table-cell table:style-name="ce51" office:value-type="string" calcext:value-type="string">
            <text:p>2296067</text:p>
          </table:table-cell>
          <table:table-cell table:style-name="ce54" office:value-type="string" calcext:value-type="string">
            <text:p>TPS2051BDBVR</text:p>
          </table:table-cell>
          <table:table-cell table:style-name="ce57" office:value-type="currency" office:currency="EUR" office:value="1.18" calcext:value-type="currency">
            <text:p>1,18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6]" office:value-type="float" office:value="1" calcext:value-type="float">
            <text:p>1</text:p>
          </table:table-cell>
          <table:table-cell table:style-name="ce81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84" table:formula="of:=IF([.B26]&lt;&gt;&quot;&quot;;MIN([.H26];[.K26];[.N26];[.R26];[.U26]);&quot;&quot;)" office:value-type="currency" office:currency="EUR" office:value="1.18" calcext:value-type="currency">
            <text:p>1,18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6]*[.AA26]" office:value-type="currency" office:currency="EUR" office:value="1.18" calcext:value-type="currency">
            <text:p>1,180 €</text:p>
          </table:table-cell>
        </table:table-row>
        <table:table-row table:style-name="ro1">
          <table:table-cell table:style-name="ce28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001DZDR</text:p>
          </table:table-cell>
          <table:table-cell/>
          <table:table-cell table:style-name="ce11" office:value-type="string" calcext:value-type="string">
            <text:p>IC16</text:p>
          </table:table-cell>
          <table:table-cell table:style-name="ce50" office:value-type="string" calcext:value-type="string">
            <text:p>2335446</text:p>
          </table:table-cell>
          <table:table-cell table:style-name="ce53" office:value-type="string" calcext:value-type="string">
            <text:p>TPD2E001DZDR</text:p>
          </table:table-cell>
          <table:table-cell table:style-name="ce56" office:value-type="currency" office:currency="EUR" office:value="0.506" calcext:value-type="currency">
            <text:p>0,506 €</text:p>
          </table:table-cell>
          <table:table-cell table:style-name="ce61" office:value-type="float" office:value="5" calcext:value-type="float">
            <text:p>5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27]" office:value-type="float" office:value="1" calcext:value-type="float">
            <text:p>1</text:p>
          </table:table-cell>
          <table:table-cell table:style-name="ce30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32" table:formula="of:=IF([.B27]&lt;&gt;&quot;&quot;;MIN([.H27];[.K27];[.N27];[.R27];[.U27]);&quot;&quot;)" office:value-type="currency" office:currency="EUR" office:value="0.506" calcext:value-type="currency">
            <text:p>0,50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7]*[.AA27]" office:value-type="currency" office:currency="EUR" office:value="0.506" calcext:value-type="currency">
            <text:p>0,506 €</text:p>
          </table:table-cell>
        </table:table-row>
        <table:table-row table:style-name="ro4">
          <table:table-cell table:style-name="ce36" table:formula="of:=ROW()-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XE216-512-TQ128-C20</text:p>
          </table:table-cell>
          <table:table-cell table:style-name="ce46"/>
          <table:table-cell table:style-name="ce48" office:value-type="string" calcext:value-type="string">
            <text:p>IC18</text:p>
          </table:table-cell>
          <table:table-cell table:style-name="ce51" office:value-type="float" office:value="2499221" calcext:value-type="float">
            <text:p>2499221</text:p>
          </table:table-cell>
          <table:table-cell table:style-name="ce54" office:value-type="string" calcext:value-type="string">
            <text:p>XE216-512-TQ128-C20 </text:p>
          </table:table-cell>
          <table:table-cell table:style-name="ce57" office:value-type="currency" office:currency="EUR" office:value="17.67" calcext:value-type="currency">
            <text:p>17,67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8]" office:value-type="float" office:value="1" calcext:value-type="float">
            <text:p>1</text:p>
          </table:table-cell>
          <table:table-cell table:style-name="ce8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84" table:formula="of:=IF([.B28]&lt;&gt;&quot;&quot;;MIN([.H28];[.K28];[.N28];[.R28];[.U28]);&quot;&quot;)" office:value-type="currency" office:currency="EUR" office:value="17.67" calcext:value-type="currency">
            <text:p>17,67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8]*[.AA28]" office:value-type="currency" office:currency="EUR" office:value="17.67" calcext:value-type="currency">
            <text:p>17,670 €</text:p>
          </table:table-cell>
        </table:table-row>
        <table:table-row table:style-name="ro1">
          <table:table-cell table:style-name="ce28" table:formula="of:=ROW()-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D4E001DRLR</text:p>
          </table:table-cell>
          <table:table-cell/>
          <table:table-cell table:style-name="ce11" office:value-type="string" calcext:value-type="string">
            <text:p>IC19, IC20</text:p>
          </table:table-cell>
          <table:table-cell table:style-name="ce50" office:value-type="string" calcext:value-type="string">
            <text:p>1611469</text:p>
          </table:table-cell>
          <table:table-cell table:style-name="ce53" office:value-type="string" calcext:value-type="string">
            <text:p>TPD4E001DRLR</text:p>
          </table:table-cell>
          <table:table-cell table:style-name="ce56" office:value-type="currency" office:currency="EUR" office:value="0.57" calcext:value-type="currency">
            <text:p>0,570 €</text:p>
          </table:table-cell>
          <table:table-cell table:style-name="ce61" office:value-type="float" office:value="5" calcext:value-type="float">
            <text:p>5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29]" office:value-type="float" office:value="2" calcext:value-type="float">
            <text:p>2</text:p>
          </table:table-cell>
          <table:table-cell table:style-name="ce30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32" table:formula="of:=IF([.B29]&lt;&gt;&quot;&quot;;MIN([.H29];[.K29];[.N29];[.R29];[.U29]);&quot;&quot;)" office:value-type="currency" office:currency="EUR" office:value="0.57" calcext:value-type="currency">
            <text:p>0,5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9]*[.AA29]" office:value-type="currency" office:currency="EUR" office:value="0.57" calcext:value-type="currency">
            <text:p>0,570 €</text:p>
          </table:table-cell>
        </table:table-row>
        <table:table-row table:style-name="ro1">
          <table:table-cell table:style-name="ce36" table:formula="of:=ROW()-2" office:value-type="float" office:value="28" calcext:value-type="float">
            <text:p>2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PS561208DDCR</text:p>
          </table:table-cell>
          <table:table-cell table:style-name="ce46"/>
          <table:table-cell table:style-name="ce48" office:value-type="string" calcext:value-type="string">
            <text:p>IC2, IC4, IC17</text:p>
          </table:table-cell>
          <table:table-cell table:style-name="ce51" office:value-type="string" calcext:value-type="string">
            <text:p>2766883</text:p>
          </table:table-cell>
          <table:table-cell table:style-name="ce54" office:value-type="string" calcext:value-type="string">
            <text:p>TPS561208DDCT</text:p>
          </table:table-cell>
          <table:table-cell table:style-name="ce57" office:value-type="currency" office:currency="EUR" office:value="1.01" calcext:value-type="currency">
            <text:p>1,01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0]" office:value-type="float" office:value="3" calcext:value-type="float">
            <text:p>3</text:p>
          </table:table-cell>
          <table:table-cell table:style-name="ce81" table:formula="of:=IF([.Z30]=[.H30];&quot;Farnell&quot;; IF([.Z30]=[.K30]; &quot;Digikey&quot;; IF([.Z30]=[.N30]; &quot;Mouser&quot;; IF([.Z30]=[.R30]; &quot;RS&quot;; IF([.Z30]=[.U30]; &quot;TME&quot;)))))" office:value-type="string" office:string-value="Farnell" calcext:value-type="string">
            <text:p>Farnell</text:p>
          </table:table-cell>
          <table:table-cell table:style-name="ce84" table:formula="of:=IF([.B30]&lt;&gt;&quot;&quot;;MIN([.H30];[.K30];[.N30];[.R30];[.U30]);&quot;&quot;)" office:value-type="currency" office:currency="EUR" office:value="1.01" calcext:value-type="currency">
            <text:p>1,0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0]*[.AA30]" office:value-type="currency" office:currency="EUR" office:value="1.01" calcext:value-type="currency">
            <text:p>1,010 €</text:p>
          </table:table-cell>
        </table:table-row>
        <table:table-row table:style-name="ro1">
          <table:table-cell table:style-name="ce28" table:formula="of:=ROW()-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07SE-7</text:p>
          </table:table-cell>
          <table:table-cell office:value-type="string" calcext:value-type="string">
            <text:p>SC70</text:p>
          </table:table-cell>
          <table:table-cell table:style-name="ce11" office:value-type="string" calcext:value-type="string">
            <text:p>IC21, IC22</text:p>
          </table:table-cell>
          <table:table-cell table:style-name="ce50" office:value-type="string" calcext:value-type="string">
            <text:p>1845213</text:p>
          </table:table-cell>
          <table:table-cell table:style-name="ce53" office:value-type="string" calcext:value-type="string">
            <text:p>74LVC1G07SE-7</text:p>
          </table:table-cell>
          <table:table-cell table:style-name="ce56" office:value-type="currency" office:currency="EUR" office:value="1.53" calcext:value-type="currency">
            <text:p>1,530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74LVC1G07SE-7</text:p>
          </table:table-cell>
          <table:table-cell table:style-name="ce56" office:value-type="currency" office:currency="EUR" office:value="0.048" calcext:value-type="currency">
            <text:p>0,048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31]" office:value-type="float" office:value="2" calcext:value-type="float">
            <text:p>2</text:p>
          </table:table-cell>
          <table:table-cell table:style-name="ce30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32" table:formula="of:=IF([.B31]&lt;&gt;&quot;&quot;;MIN([.H31];[.K31];[.N31];[.R31];[.U31]);&quot;&quot;)" office:value-type="currency" office:currency="EUR" office:value="0.048" calcext:value-type="currency">
            <text:p>0,048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1]*[.AA31]" office:value-type="currency" office:currency="EUR" office:value="0.048" calcext:value-type="currency">
            <text:p>0,048 €</text:p>
          </table:table-cell>
        </table:table-row>
        <table:table-row table:style-name="ro1">
          <table:table-cell table:style-name="ce36" table:formula="of:=ROW()-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A6205A1DGN</text:p>
          </table:table-cell>
          <table:table-cell table:style-name="ce46"/>
          <table:table-cell table:style-name="ce48" office:value-type="string" calcext:value-type="string">
            <text:p>IC23</text:p>
          </table:table-cell>
          <table:table-cell table:style-name="ce51" office:value-type="string" calcext:value-type="string">
            <text:p>1697151</text:p>
          </table:table-cell>
          <table:table-cell table:style-name="ce54" office:value-type="string" calcext:value-type="string">
            <text:p>TPA6205A1DGN</text:p>
          </table:table-cell>
          <table:table-cell table:style-name="ce57" office:value-type="currency" office:currency="EUR" office:value="1.14" calcext:value-type="currency">
            <text:p>1,14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2]" office:value-type="float" office:value="1" calcext:value-type="float">
            <text:p>1</text:p>
          </table:table-cell>
          <table:table-cell table:style-name="ce81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84" table:formula="of:=IF([.B32]&lt;&gt;&quot;&quot;;MIN([.H32];[.K32];[.N32];[.R32];[.U32]);&quot;&quot;)" office:value-type="currency" office:currency="EUR" office:value="1.14" calcext:value-type="currency">
            <text:p>1,14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2]*[.AA32]" office:value-type="currency" office:currency="EUR" office:value="1.14" calcext:value-type="currency">
            <text:p>1,140 €</text:p>
          </table:table-cell>
        </table:table-row>
        <table:table-row table:style-name="ro1">
          <table:table-cell table:style-name="ce28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848CVV/NOPB</text:p>
          </table:table-cell>
          <table:table-cell/>
          <table:table-cell table:style-name="ce11" office:value-type="string" calcext:value-type="string">
            <text:p>IC24</text:p>
          </table:table-cell>
          <table:table-cell table:style-name="ce50" office:value-type="string" calcext:value-type="string">
            <text:p>1685784</text:p>
          </table:table-cell>
          <table:table-cell table:style-name="ce53" office:value-type="string" calcext:value-type="string">
            <text:p>DP83848CVV/NOPB</text:p>
          </table:table-cell>
          <table:table-cell table:style-name="ce56" office:value-type="currency" office:currency="EUR" office:value="5.46" calcext:value-type="currency">
            <text:p>5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33]" office:value-type="float" office:value="1" calcext:value-type="float">
            <text:p>1</text:p>
          </table:table-cell>
          <table:table-cell table:style-name="ce30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32" table:formula="of:=IF([.B33]&lt;&gt;&quot;&quot;;MIN([.H33];[.K33];[.N33];[.R33];[.U33]);&quot;&quot;)" office:value-type="currency" office:currency="EUR" office:value="5.46" calcext:value-type="currency">
            <text:p>5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3]*[.AA33]" office:value-type="currency" office:currency="EUR" office:value="5.46" calcext:value-type="currency">
            <text:p>5,460 €</text:p>
          </table:table-cell>
        </table:table-row>
        <table:table-row table:style-name="ro1">
          <table:table-cell table:style-name="ce36" table:formula="of:=ROW()-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95256-WMN6P</text:p>
          </table:table-cell>
          <table:table-cell table:style-name="ce46" office:value-type="string" calcext:value-type="string">
            <text:p>SOIC8</text:p>
          </table:table-cell>
          <table:table-cell table:style-name="ce48" office:value-type="string" calcext:value-type="string">
            <text:p>IC25</text:p>
          </table:table-cell>
          <table:table-cell table:style-name="ce51" office:value-type="string" calcext:value-type="string">
            <text:p>1099712</text:p>
          </table:table-cell>
          <table:table-cell table:style-name="ce54" office:value-type="string" calcext:value-type="string">
            <text:p>M95256-WMN6P</text:p>
          </table:table-cell>
          <table:table-cell table:style-name="ce57" office:value-type="currency" office:currency="EUR" office:value="0.321" calcext:value-type="currency">
            <text:p>0,32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95256-WMN6P</text:p>
          </table:table-cell>
          <table:table-cell table:style-name="ce57" office:value-type="currency" office:currency="EUR" office:value="0.55" calcext:value-type="currency">
            <text:p>0,5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4]" office:value-type="float" office:value="1" calcext:value-type="float">
            <text:p>1</text:p>
          </table:table-cell>
          <table:table-cell table:style-name="ce8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84" table:formula="of:=IF([.B34]&lt;&gt;&quot;&quot;;MIN([.H34];[.K34];[.N34];[.R34];[.U34]);&quot;&quot;)" office:value-type="currency" office:currency="EUR" office:value="0.321" calcext:value-type="currency">
            <text:p>0,321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4]*[.AA34]" office:value-type="currency" office:currency="EUR" office:value="0.321" calcext:value-type="currency">
            <text:p>0,321 €</text:p>
          </table:table-cell>
        </table:table-row>
        <table:table-row table:style-name="ro4">
          <table:table-cell table:style-name="ce28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21125T/Q900/1,1</text:p>
          </table:table-cell>
          <table:table-cell office:value-type="string" calcext:value-type="string">
            <text:p>TSSOP14</text:p>
          </table:table-cell>
          <table:table-cell table:style-name="ce11" office:value-type="string" calcext:value-type="string">
            <text:p>IC27</text:p>
          </table:table-cell>
          <table:table-cell table:style-name="ce50" office:value-type="string" calcext:value-type="string">
            <text:p>2400445</text:p>
          </table:table-cell>
          <table:table-cell table:style-name="ce53" office:value-type="string" calcext:value-type="string">
            <text:p>PCA21125T/Q900/1,1</text:p>
          </table:table-cell>
          <table:table-cell table:style-name="ce56" office:value-type="currency" office:currency="EUR" office:value="1.76" calcext:value-type="currency">
            <text:p>1,760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35]" office:value-type="float" office:value="1" calcext:value-type="float">
            <text:p>1</text:p>
          </table:table-cell>
          <table:table-cell table:style-name="ce30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32" table:formula="of:=IF([.B35]&lt;&gt;&quot;&quot;;MIN([.H35];[.K35];[.N35];[.R35];[.U35]);&quot;&quot;)" office:value-type="currency" office:currency="EUR" office:value="1.76" calcext:value-type="currency">
            <text:p>1,7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5]*[.AA35]" office:value-type="currency" office:currency="EUR" office:value="1.76" calcext:value-type="currency">
            <text:p>1,760 €</text:p>
          </table:table-cell>
        </table:table-row>
        <table:table-row table:style-name="ro1">
          <table:table-cell table:style-name="ce36" table:formula="of:=ROW()-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CP23S17-E/SS</text:p>
          </table:table-cell>
          <table:table-cell table:style-name="ce46"/>
          <table:table-cell table:style-name="ce48" office:value-type="string" calcext:value-type="string">
            <text:p>IC28</text:p>
          </table:table-cell>
          <table:table-cell table:style-name="ce51" office:value-type="string" calcext:value-type="string">
            <text:p>1467675</text:p>
          </table:table-cell>
          <table:table-cell table:style-name="ce54" office:value-type="string" calcext:value-type="string">
            <text:p>MCP23S17-E/SS</text:p>
          </table:table-cell>
          <table:table-cell table:style-name="ce57" office:value-type="currency" office:currency="EUR" office:value="1.19" calcext:value-type="currency">
            <text:p>1,1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CP23S17-E/SS</text:p>
          </table:table-cell>
          <table:table-cell table:style-name="ce57" office:value-type="currency" office:currency="EUR" office:value="1.13" calcext:value-type="currency">
            <text:p>1,13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6]" office:value-type="float" office:value="1" calcext:value-type="float">
            <text:p>1</text:p>
          </table:table-cell>
          <table:table-cell table:style-name="ce8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84" table:formula="of:=IF([.B36]&lt;&gt;&quot;&quot;;MIN([.H36];[.K36];[.N36];[.R36];[.U36]);&quot;&quot;)" office:value-type="currency" office:currency="EUR" office:value="1.13" calcext:value-type="currency">
            <text:p>1,1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6]*[.AA36]" office:value-type="currency" office:currency="EUR" office:value="1.13" calcext:value-type="currency">
            <text:p>1,130 €</text:p>
          </table:table-cell>
        </table:table-row>
        <table:table-row table:style-name="ro1">
          <table:table-cell table:style-name="ce28" table:formula="of:=ROW()-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VHC595MTC</text:p>
          </table:table-cell>
          <table:table-cell/>
          <table:table-cell table:style-name="ce11" office:value-type="string" calcext:value-type="string">
            <text:p>IC3, IC5, IC26</text:p>
          </table:table-cell>
          <table:table-cell table:style-name="ce50" office:value-type="string" calcext:value-type="string">
            <text:p>2453164</text:p>
          </table:table-cell>
          <table:table-cell table:style-name="ce53" office:value-type="string" calcext:value-type="string">
            <text:p>74VHC595MT</text:p>
          </table:table-cell>
          <table:table-cell table:style-name="ce56" office:value-type="currency" office:currency="EUR" office:value="0.447" calcext:value-type="currency">
            <text:p>0,447 €</text:p>
          </table:table-cell>
          <table:table-cell table:style-name="ce61" office:value-type="float" office:value="5" calcext:value-type="float">
            <text:p>5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37]" office:value-type="float" office:value="3" calcext:value-type="float">
            <text:p>3</text:p>
          </table:table-cell>
          <table:table-cell table:style-name="ce30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32" table:formula="of:=IF([.B37]&lt;&gt;&quot;&quot;;MIN([.H37];[.K37];[.N37];[.R37];[.U37]);&quot;&quot;)" office:value-type="currency" office:currency="EUR" office:value="0.447" calcext:value-type="currency">
            <text:p>0,44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7]*[.AA37]" office:value-type="currency" office:currency="EUR" office:value="0.447" calcext:value-type="currency">
            <text:p>0,447 €</text:p>
          </table:table-cell>
        </table:table-row>
        <table:table-row table:style-name="ro1">
          <table:table-cell table:style-name="ce36" table:formula="of:=ROW()-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33DBVR</text:p>
          </table:table-cell>
          <table:table-cell table:style-name="ce46"/>
          <table:table-cell table:style-name="ce48" office:value-type="string" calcext:value-type="string">
            <text:p>IC6</text:p>
          </table:table-cell>
          <table:table-cell table:style-name="ce51" office:value-type="string" calcext:value-type="string">
            <text:p>1703467</text:p>
          </table:table-cell>
          <table:table-cell table:style-name="ce54" office:value-type="string" calcext:value-type="string">
            <text:p>TPS3808G33DBVR</text:p>
          </table:table-cell>
          <table:table-cell table:style-name="ce57" office:value-type="currency" office:currency="EUR" office:value="1.59" calcext:value-type="currency">
            <text:p>1,5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8]" office:value-type="float" office:value="1" calcext:value-type="float">
            <text:p>1</text:p>
          </table:table-cell>
          <table:table-cell table:style-name="ce8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84" table:formula="of:=IF([.B38]&lt;&gt;&quot;&quot;;MIN([.H38];[.K38];[.N38];[.R38];[.U38]);&quot;&quot;)" office:value-type="currency" office:currency="EUR" office:value="1.59" calcext:value-type="currency">
            <text:p>1,59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8]*[.AA38]" office:value-type="currency" office:currency="EUR" office:value="1.59" calcext:value-type="currency">
            <text:p>1,590 €</text:p>
          </table:table-cell>
        </table:table-row>
        <table:table-row table:style-name="ro1">
          <table:table-cell table:style-name="ce28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1021-I/SS</text:p>
          </table:table-cell>
          <table:table-cell/>
          <table:table-cell table:style-name="ce11" office:value-type="string" calcext:value-type="string">
            <text:p>IC7</text:p>
          </table:table-cell>
          <table:table-cell table:style-name="ce50" office:value-type="string" calcext:value-type="string">
            <text:p>2218568</text:p>
          </table:table-cell>
          <table:table-cell table:style-name="ce53" office:value-type="string" calcext:value-type="string">
            <text:p>AR1021-I/SS</text:p>
          </table:table-cell>
          <table:table-cell table:style-name="ce56" office:value-type="currency" office:currency="EUR" office:value="1.71" calcext:value-type="currency">
            <text:p>1,710 €</text:p>
          </table:table-cell>
          <table:table-cell table:style-name="ce61" office:value-type="float" office:value="1" calcext:value-type="float">
            <text:p>1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AR1021-I/SS</text:p>
          </table:table-cell>
          <table:table-cell table:style-name="ce56" office:value-type="currency" office:currency="EUR" office:value="2.06" calcext:value-type="currency">
            <text:p>2,0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39]" office:value-type="float" office:value="1" calcext:value-type="float">
            <text:p>1</text:p>
          </table:table-cell>
          <table:table-cell table:style-name="ce30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32" table:formula="of:=IF([.B39]&lt;&gt;&quot;&quot;;MIN([.H39];[.K39];[.N39];[.R39];[.U39]);&quot;&quot;)" office:value-type="currency" office:currency="EUR" office:value="1.71" calcext:value-type="currency">
            <text:p>1,71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9]*[.AA39]" office:value-type="currency" office:currency="EUR" office:value="1.71" calcext:value-type="currency">
            <text:p>1,710 €</text:p>
          </table:table-cell>
        </table:table-row>
        <table:table-row table:style-name="ro1">
          <table:table-cell table:style-name="ce36" table:formula="of:=ROW()-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09DBVR</text:p>
          </table:table-cell>
          <table:table-cell table:style-name="ce46"/>
          <table:table-cell table:style-name="ce48" office:value-type="string" calcext:value-type="string">
            <text:p>IC8</text:p>
          </table:table-cell>
          <table:table-cell table:style-name="ce51" office:value-type="string" calcext:value-type="string">
            <text:p>2764653</text:p>
          </table:table-cell>
          <table:table-cell table:style-name="ce54" office:value-type="string" calcext:value-type="string">
            <text:p>TPS3808G09DBV</text:p>
          </table:table-cell>
          <table:table-cell table:style-name="ce57" office:value-type="currency" office:currency="EUR" office:value="1.93" calcext:value-type="currency">
            <text:p>1,93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0]" office:value-type="float" office:value="1" calcext:value-type="float">
            <text:p>1</text:p>
          </table:table-cell>
          <table:table-cell table:style-name="ce8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84" table:formula="of:=IF([.B40]&lt;&gt;&quot;&quot;;MIN([.H40];[.K40];[.N40];[.R40];[.U40]);&quot;&quot;)" office:value-type="currency" office:currency="EUR" office:value="1.93" calcext:value-type="currency">
            <text:p>1,9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0]*[.AA40]" office:value-type="currency" office:currency="EUR" office:value="1.93" calcext:value-type="currency">
            <text:p>1,930 €</text:p>
          </table:table-cell>
        </table:table-row>
        <table:table-row table:style-name="ro1">
          <table:table-cell table:style-name="ce28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UP1G74DC.125</text:p>
          </table:table-cell>
          <table:table-cell/>
          <table:table-cell table:style-name="ce11" office:value-type="string" calcext:value-type="string">
            <text:p>IC9</text:p>
          </table:table-cell>
          <table:table-cell table:style-name="ce50" office:value-type="string" calcext:value-type="string">
            <text:p>2445023</text:p>
          </table:table-cell>
          <table:table-cell table:style-name="ce53" office:value-type="string" calcext:value-type="string">
            <text:p>74AUP1G74DC.125</text:p>
          </table:table-cell>
          <table:table-cell table:style-name="ce56" office:value-type="currency" office:currency="EUR" office:value="0.424" calcext:value-type="currency">
            <text:p>0,424 €</text:p>
          </table:table-cell>
          <table:table-cell table:style-name="ce61" office:value-type="float" office:value="5" calcext:value-type="float">
            <text:p>5</text:p>
          </table:table-cell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74AUP1G74DC.125</text:p>
          </table:table-cell>
          <table:table-cell table:style-name="ce56" office:value-type="currency" office:currency="EUR" office:value="0.3232" calcext:value-type="currency">
            <text:p>0,323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41]" office:value-type="float" office:value="1" calcext:value-type="float">
            <text:p>1</text:p>
          </table:table-cell>
          <table:table-cell table:style-name="ce30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32" table:formula="of:=IF([.B41]&lt;&gt;&quot;&quot;;MIN([.H41];[.K41];[.N41];[.R41];[.U41]);&quot;&quot;)" office:value-type="currency" office:currency="EUR" office:value="0.3232" calcext:value-type="currency">
            <text:p>0,323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1]*[.AA41]" office:value-type="currency" office:currency="EUR" office:value="0.3232" calcext:value-type="currency">
            <text:p>0,323 €</text:p>
          </table:table-cell>
        </table:table-row>
        <table:table-row table:style-name="ro1">
          <table:table-cell table:style-name="ce36" table:formula="of:=ROW()-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678038020</text:p>
          </table:table-cell>
          <table:table-cell table:style-name="ce46" office:value-type="string" calcext:value-type="string">
            <text:p>USB AB mini socket</text:p>
          </table:table-cell>
          <table:table-cell table:style-name="ce48" office:value-type="string" calcext:value-type="string">
            <text:p>J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X-67803-8020</text:p>
          </table:table-cell>
          <table:table-cell table:style-name="ce57" office:value-type="currency" office:currency="EUR" office:value="0.61" calcext:value-type="currency">
            <text:p>0,61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42]" office:value-type="float" office:value="1" calcext:value-type="float">
            <text:p>1</text:p>
          </table:table-cell>
          <table:table-cell table:style-name="ce8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84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2]*[.AA42]" office:value-type="currency" office:currency="EUR" office:value="0.61" calcext:value-type="currency">
            <text:p>0,610 €</text:p>
          </table:table-cell>
        </table:table-row>
        <table:table-row table:style-name="ro1">
          <table:table-cell table:style-name="ce28" table:formula="of:=ROW()-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33981892</text:p>
          </table:table-cell>
          <table:table-cell office:value-type="string" calcext:value-type="string">
            <text:p>SD Micro; push-push</text:p>
          </table:table-cell>
          <table:table-cell table:style-name="ce11" office:value-type="string" calcext:value-type="string">
            <text:p>J2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MX-503398-1892</text:p>
          </table:table-cell>
          <table:table-cell table:style-name="ce56" office:value-type="currency" office:currency="EUR" office:value="1.43" calcext:value-type="currency">
            <text:p>1,43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43]" office:value-type="float" office:value="1" calcext:value-type="float">
            <text:p>1</text:p>
          </table:table-cell>
          <table:table-cell table:style-name="ce30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32" table:formula="of:=IF([.B43]&lt;&gt;&quot;&quot;;MIN([.H43];[.K43];[.N43];[.R43];[.U43]);&quot;&quot;)" office:value-type="currency" office:currency="EUR" office:value="1.43" calcext:value-type="currency">
            <text:p>1,43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3]*[.AA43]" office:value-type="currency" office:currency="EUR" office:value="1.43" calcext:value-type="currency">
            <text:p>1,430 €</text:p>
          </table:table-cell>
        </table:table-row>
        <table:table-row table:style-name="ro1">
          <table:table-cell table:style-name="ce36" table:formula="of:=ROW()-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LG-0403-4R7</text:p>
          </table:table-cell>
          <table:table-cell table:style-name="ce46" office:value-type="string" calcext:value-type="string">
            <text:p>Inductor 4.7uH, 0403</text:p>
          </table:table-cell>
          <table:table-cell table:style-name="ce48" office:value-type="string" calcext:value-type="string">
            <text:p>L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DLG-0403-4R7</text:p>
          </table:table-cell>
          <table:table-cell table:style-name="ce57" office:value-type="currency" office:currency="EUR" office:value="0.1224" calcext:value-type="currency">
            <text:p>0,122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table:formula="of:=[.B44]" office:value-type="float" office:value="1" calcext:value-type="float">
            <text:p>1</text:p>
          </table:table-cell>
          <table:table-cell table:style-name="ce8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84" table:formula="of:=IF([.B44]&lt;&gt;&quot;&quot;;MIN([.H44];[.K44];[.N44];[.R44];[.U44]);&quot;&quot;)" office:value-type="currency" office:currency="EUR" office:value="0.1224" calcext:value-type="currency">
            <text:p>0,122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4]*[.AA44]" office:value-type="currency" office:currency="EUR" office:value="0.1224" calcext:value-type="currency">
            <text:p>0,122 €</text:p>
          </table:table-cell>
        </table:table-row>
        <table:table-row table:style-name="ro1">
          <table:table-cell table:style-name="ce28" table:formula="of:=ROW()-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LG-0403-2R2</text:p>
          </table:table-cell>
          <table:table-cell office:value-type="string" calcext:value-type="string">
            <text:p>Inductor 2.2uH, 0403</text:p>
          </table:table-cell>
          <table:table-cell table:style-name="ce11" office:value-type="string" calcext:value-type="string">
            <text:p>L2, L3, L4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DLG-0403-2R2</text:p>
          </table:table-cell>
          <table:table-cell table:style-name="ce56" office:value-type="currency" office:currency="EUR" office:value="0.1224" calcext:value-type="currency">
            <text:p>0,122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45]" office:value-type="float" office:value="3" calcext:value-type="float">
            <text:p>3</text:p>
          </table:table-cell>
          <table:table-cell table:style-name="ce30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32" table:formula="of:=IF([.B45]&lt;&gt;&quot;&quot;;MIN([.H45];[.K45];[.N45];[.R45];[.U45]);&quot;&quot;)" office:value-type="currency" office:currency="EUR" office:value="0.1224" calcext:value-type="currency">
            <text:p>0,122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5]*[.AA45]" office:value-type="currency" office:currency="EUR" office:value="0.1224" calcext:value-type="currency">
            <text:p>0,122 €</text:p>
          </table:table-cell>
        </table:table-row>
        <table:table-row table:style-name="ro4">
          <table:table-cell table:style-name="ce36" table:formula="of:=ROW()-2" office:value-type="float" office:value="44" calcext:value-type="float">
            <text:p>4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CA-6-LA-40-HL-3</text:p>
          </table:table-cell>
          <table:table-cell table:style-name="ce46" office:value-type="string" calcext:value-type="string">
            <text:p>FFC horizontal, 40-pin bottom contacts</text:p>
          </table:table-cell>
          <table:table-cell table:style-name="ce48" office:value-type="string" calcext:value-type="string">
            <text:p>LCD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PCA-6-LA-40-HL-3</text:p>
          </table:table-cell>
          <table:table-cell table:style-name="ce57" office:value-type="currency" office:currency="EUR" office:value="0.65" calcext:value-type="currency">
            <text:p>0,650 €</text:p>
          </table:table-cell>
          <table:table-cell table:style-name="ce62" table:number-columns-repeated="2"/>
          <table:table-cell table:style-name="ce62" table:formula="of:=[.B46]" office:value-type="float" office:value="1" calcext:value-type="float">
            <text:p>1</text:p>
          </table:table-cell>
          <table:table-cell table:style-name="ce8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84" table:formula="of:=IF([.B46]&lt;&gt;&quot;&quot;;MIN([.H46];[.K46];[.N46];[.R46];[.U46]);&quot;&quot;)" office:value-type="currency" office:currency="EUR" office:value="0.65" calcext:value-type="currency">
            <text:p>0,6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6]*[.AA46]" office:value-type="currency" office:currency="EUR" office:value="0.65" calcext:value-type="currency">
            <text:p>0,650 €</text:p>
          </table:table-cell>
        </table:table-row>
        <table:table-row table:style-name="ro4">
          <table:table-cell table:style-name="ce28" table:formula="of:=ROW()-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MY-C170</text:p>
          </table:table-cell>
          <table:table-cell office:value-type="string" calcext:value-type="string">
            <text:p>LED0805</text:p>
          </table:table-cell>
          <table:table-cell table:style-name="ce11" office:value-type="string" calcext:value-type="string">
            <text:p>LED1, LED2, LED3, PWR_3V3, SPEED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47]" office:value-type="float" office:value="5" calcext:value-type="float">
            <text:p>5</text:p>
          </table:table-cell>
          <table:table-cell table:style-name="ce30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32" table:formula="of:=IF([.B47]&lt;&gt;&quot;&quot;;MIN([.H47];[.K47];[.N47];[.R47];[.U4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7]*[.AA4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46" calcext:value-type="float">
            <text:p>46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MOCD217M</text:p>
          </table:table-cell>
          <table:table-cell table:style-name="ce46"/>
          <table:table-cell table:style-name="ce48" office:value-type="string" calcext:value-type="string">
            <text:p>OK1, OK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8]" office:value-type="float" office:value="2" calcext:value-type="float">
            <text:p>2</text:p>
          </table:table-cell>
          <table:table-cell table:style-name="ce8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84" table:formula="of:=IF([.B48]&lt;&gt;&quot;&quot;;MIN([.H48];[.K48];[.N48];[.R48];[.U4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8]*[.AA4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2246TRPBF</text:p>
          </table:table-cell>
          <table:table-cell/>
          <table:table-cell table:style-name="ce11" office:value-type="string" calcext:value-type="string">
            <text:p>Q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IRLML2246TRPBF</text:p>
          </table:table-cell>
          <table:table-cell table:style-name="ce56" office:value-type="currency" office:currency="EUR" office:value="0.115" calcext:value-type="currency">
            <text:p>0,115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49]" office:value-type="float" office:value="1" calcext:value-type="float">
            <text:p>1</text:p>
          </table:table-cell>
          <table:table-cell table:style-name="ce30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32" table:formula="of:=IF([.B49]&lt;&gt;&quot;&quot;;MIN([.H49];[.K49];[.N49];[.R49];[.U49]);&quot;&quot;)" office:value-type="currency" office:currency="EUR" office:value="0.115" calcext:value-type="currency">
            <text:p>0,115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9]*[.AA49]" office:value-type="currency" office:currency="EUR" office:value="0.115" calcext:value-type="currency">
            <text:p>0,115 €</text:p>
          </table:table-cell>
        </table:table-row>
        <table:table-row table:style-name="ro1">
          <table:table-cell table:style-name="ce36" table:formula="of:=ROW()-2" office:value-type="float" office:value="48" calcext:value-type="float">
            <text:p>48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0R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R1, R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0]" office:value-type="float" office:value="2" calcext:value-type="float">
            <text:p>2</text:p>
          </table:table-cell>
          <table:table-cell table:style-name="ce8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84" table:formula="of:=IF([.B50]&lt;&gt;&quot;&quot;;MIN([.H50];[.K50];[.N50];[.R50];[.U5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0]*[.AA5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10, R12, R19, R20, R21, R26, R37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51]" office:value-type="float" office:value="7" calcext:value-type="float">
            <text:p>7</text:p>
          </table:table-cell>
          <table:table-cell table:style-name="ce30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32" table:formula="of:=IF([.B51]&lt;&gt;&quot;&quot;;MIN([.H51];[.K51];[.N51];[.R51];[.U5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1]*[.AA5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2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1, R32, R3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2]" office:value-type="float" office:value="3" calcext:value-type="float">
            <text:p>3</text:p>
          </table:table-cell>
          <table:table-cell table:style-name="ce8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84" table:formula="of:=IF([.B52]&lt;&gt;&quot;&quot;;MIN([.H52];[.K52];[.N52];[.R52];[.U5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2]*[.AA5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float" office:value="1206" calcext:value-type="float">
            <text:p>1206</text:p>
          </table:table-cell>
          <table:table-cell table:style-name="ce11" office:value-type="string" calcext:value-type="string">
            <text:p>R13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53]" office:value-type="float" office:value="1" calcext:value-type="float">
            <text:p>1</text:p>
          </table:table-cell>
          <table:table-cell table:style-name="ce30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32" table:formula="of:=IF([.B53]&lt;&gt;&quot;&quot;;MIN([.H53];[.K53];[.N53];[.R53];[.U5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3]*[.AA5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3K3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7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4]" office:value-type="float" office:value="1" calcext:value-type="float">
            <text:p>1</text:p>
          </table:table-cell>
          <table:table-cell table:style-name="ce81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84" table:formula="of:=IF([.B54]&lt;&gt;&quot;&quot;;MIN([.H54];[.K54];[.N54];[.R54];[.U5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4]*[.AA5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18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55]" office:value-type="float" office:value="1" calcext:value-type="float">
            <text:p>1</text:p>
          </table:table-cell>
          <table:table-cell table:style-name="ce30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32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5]*[.AA5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4" calcext:value-type="float">
            <text:p>54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0R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2, R67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6]" office:value-type="float" office:value="2" calcext:value-type="float">
            <text:p>2</text:p>
          </table:table-cell>
          <table:table-cell table:style-name="ce8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84" table:formula="of:=IF([.B56]&lt;&gt;&quot;&quot;;MIN([.H56];[.K56];[.N56];[.R56];[.U5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6]*[.AA5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R2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22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57]" office:value-type="float" office:value="1" calcext:value-type="float">
            <text:p>1</text:p>
          </table:table-cell>
          <table:table-cell table:style-name="ce30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32" table:formula="of:=IF([.B57]&lt;&gt;&quot;&quot;;MIN([.H57];[.K57];[.N57];[.R57];[.U5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7]*[.AA5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6" calcext:value-type="float">
            <text:p>5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56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2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8]" office:value-type="float" office:value="1" calcext:value-type="float">
            <text:p>1</text:p>
          </table:table-cell>
          <table:table-cell table:style-name="ce8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84" table:formula="of:=IF([.B58]&lt;&gt;&quot;&quot;;MIN([.H58];[.K58];[.N58];[.R58];[.U5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8]*[.AA5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0603</text:p>
          </table:table-cell>
          <table:table-cell table:style-name="ce11" office:value-type="string" calcext:value-type="string">
            <text:p>R25, R27, R28, R29, R30, R39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59]" office:value-type="float" office:value="6" calcext:value-type="float">
            <text:p>6</text:p>
          </table:table-cell>
          <table:table-cell table:style-name="ce30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32" table:formula="of:=IF([.B59]&lt;&gt;&quot;&quot;;MIN([.H59];[.K59];[.N59];[.R59];[.U5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9]*[.AA5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8" calcext:value-type="float">
            <text:p>5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R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3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0]" office:value-type="float" office:value="1" calcext:value-type="float">
            <text:p>1</text:p>
          </table:table-cell>
          <table:table-cell table:style-name="ce81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84" table:formula="of:=IF([.B60]&lt;&gt;&quot;&quot;;MIN([.H60];[.K60];[.N60];[.R60];[.U6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0]*[.AA6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33, R34, R65, R66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61]" office:value-type="float" office:value="4" calcext:value-type="float">
            <text:p>4</text:p>
          </table:table-cell>
          <table:table-cell table:style-name="ce30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32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1]*[.AA6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0" calcext:value-type="float">
            <text:p>6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34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2]" office:value-type="float" office:value="1" calcext:value-type="float">
            <text:p>1</text:p>
          </table:table-cell>
          <table:table-cell table:style-name="ce81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84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2]*[.AA6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40, R41, R44, R47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63]" office:value-type="float" office:value="4" calcext:value-type="float">
            <text:p>4</text:p>
          </table:table-cell>
          <table:table-cell table:style-name="ce30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32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3]*[.AA6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2" calcext:value-type="float">
            <text:p>6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R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4]" office:value-type="float" office:value="1" calcext:value-type="float">
            <text:p>1</text:p>
          </table:table-cell>
          <table:table-cell table:style-name="ce8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84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4]*[.AA6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43, R46, R48, R51, R52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65]" office:value-type="float" office:value="5" calcext:value-type="float">
            <text:p>5</text:p>
          </table:table-cell>
          <table:table-cell table:style-name="ce30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32" table:formula="of:=IF([.B65]&lt;&gt;&quot;&quot;;MIN([.H65];[.K65];[.N65];[.R65];[.U6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5]*[.AA6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4" calcext:value-type="float">
            <text:p>64</text:p>
          </table:table-cell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180R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5, R45, R49, R50, R5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6]" office:value-type="float" office:value="5" calcext:value-type="float">
            <text:p>5</text:p>
          </table:table-cell>
          <table:table-cell table:style-name="ce8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84" table:formula="of:=IF([.B66]&lt;&gt;&quot;&quot;;MIN([.H66];[.K66];[.N66];[.R66];[.U6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6]*[.AA6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87</text:p>
          </table:table-cell>
          <table:table-cell office:value-type="string" calcext:value-type="string">
            <text:p>0603</text:p>
          </table:table-cell>
          <table:table-cell table:style-name="ce11" office:value-type="string" calcext:value-type="string">
            <text:p>R53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67]" office:value-type="float" office:value="1" calcext:value-type="float">
            <text:p>1</text:p>
          </table:table-cell>
          <table:table-cell table:style-name="ce30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32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7]*[.AA67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36" table:formula="of:=ROW()-2" office:value-type="float" office:value="66" calcext:value-type="float">
            <text:p>66</text:p>
          </table:table-cell>
          <table:table-cell table:style-name="ce42" office:value-type="float" office:value="8" calcext:value-type="float">
            <text:p>8</text:p>
          </table:table-cell>
          <table:table-cell table:style-name="ce46" office:value-type="string" calcext:value-type="string">
            <text:p>470R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55, R56, R57, R58, R59, R60, R63, R6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8]" office:value-type="float" office:value="8" calcext:value-type="float">
            <text:p>8</text:p>
          </table:table-cell>
          <table:table-cell table:style-name="ce8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84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8]*[.AA68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6, R7, R14, R15, R16, R24, R35, R36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69]" office:value-type="float" office:value="8" calcext:value-type="float">
            <text:p>8</text:p>
          </table:table-cell>
          <table:table-cell table:style-name="ce30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32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9]*[.AA6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8" calcext:value-type="float">
            <text:p>68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220R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61, R6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70]" office:value-type="float" office:value="2" calcext:value-type="float">
            <text:p>2</text:p>
          </table:table-cell>
          <table:table-cell table:style-name="ce8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84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0]*[.AA7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0805</text:p>
          </table:table-cell>
          <table:table-cell table:style-name="ce11" office:value-type="string" calcext:value-type="string">
            <text:p>R8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71]" office:value-type="float" office:value="1" calcext:value-type="float">
            <text:p>1</text:p>
          </table:table-cell>
          <table:table-cell table:style-name="ce30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32" table:formula="of:=IF([.B71]&lt;&gt;&quot;&quot;;MIN([.H71];[.K71];[.N71];[.R71];[.U7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1]*[.AA7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70" calcext:value-type="float">
            <text:p>7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16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72]" office:value-type="float" office:value="1" calcext:value-type="float">
            <text:p>1</text:p>
          </table:table-cell>
          <table:table-cell table:style-name="ce81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84" table:formula="of:=IF([.B72]&lt;&gt;&quot;&quot;;MIN([.H72];[.K72];[.N72];[.R72];[.U7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2]*[.AA7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-BZEN-0803</text:p>
          </table:table-cell>
          <table:table-cell office:value-type="string" calcext:value-type="string">
            <text:p>Buzzer</text:p>
          </table:table-cell>
          <table:table-cell table:style-name="ce11" office:value-type="string" calcext:value-type="string">
            <text:p>SP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LD-BZEN-0803</text:p>
          </table:table-cell>
          <table:table-cell table:style-name="ce56" office:value-type="currency" office:currency="EUR" office:value="0.6956" calcext:value-type="currency">
            <text:p>0,696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73]" office:value-type="float" office:value="1" calcext:value-type="float">
            <text:p>1</text:p>
          </table:table-cell>
          <table:table-cell table:style-name="ce30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32" table:formula="of:=IF([.B73]&lt;&gt;&quot;&quot;;MIN([.H73];[.K73];[.N73];[.R73];[.U73]);&quot;&quot;)" office:value-type="currency" office:currency="EUR" office:value="0.6956" calcext:value-type="currency">
            <text:p>0,69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3]*[.AA73]" office:value-type="currency" office:currency="EUR" office:value="0.6956" calcext:value-type="currency">
            <text:p>0,696 €</text:p>
          </table:table-cell>
        </table:table-row>
        <table:table-row table:style-name="ro1">
          <table:table-cell table:style-name="ce36" table:formula="of:=ROW()-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1301.9316</text:p>
          </table:table-cell>
          <table:table-cell table:style-name="ce46" office:value-type="string" calcext:value-type="string">
            <text:p>Reset switch</text:p>
          </table:table-cell>
          <table:table-cell table:style-name="ce48" office:value-type="string" calcext:value-type="string">
            <text:p>SW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1301.9316</text:p>
          </table:table-cell>
          <table:table-cell table:style-name="ce57" office:value-type="currency" office:currency="EUR" office:value="0.23" calcext:value-type="currency">
            <text:p>0,230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74]" office:value-type="float" office:value="1" calcext:value-type="float">
            <text:p>1</text:p>
          </table:table-cell>
          <table:table-cell table:style-name="ce8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84" table:formula="of:=IF([.B74]&lt;&gt;&quot;&quot;;MIN([.H74];[.K74];[.N74];[.R74];[.U74]);&quot;&quot;)" office:value-type="currency" office:currency="EUR" office:value="0.23" calcext:value-type="currency">
            <text:p>0,2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4]*[.AA74]" office:value-type="currency" office:currency="EUR" office:value="0.23" calcext:value-type="currency">
            <text:p>0,230 €</text:p>
          </table:table-cell>
        </table:table-row>
        <table:table-row table:style-name="ro1">
          <table:table-cell table:style-name="ce28" table:formula="of:=ROW()-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68149</text:p>
          </table:table-cell>
          <table:table-cell office:value-type="string" calcext:value-type="string">
            <text:p>DC input plug, 5,5/2,5mm</text:p>
          </table:table-cell>
          <table:table-cell table:style-name="ce11" office:value-type="string" calcext:value-type="string">
            <text:p>X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FC68149</text:p>
          </table:table-cell>
          <table:table-cell table:style-name="ce56" office:value-type="currency" office:currency="EUR" office:value="0.5206" calcext:value-type="currency">
            <text:p>0,521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5]" office:value-type="float" office:value="1" calcext:value-type="float">
            <text:p>1</text:p>
          </table:table-cell>
          <table:table-cell table:style-name="ce61"/>
          <table:table-cell table:style-name="ce30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32" table:formula="of:=IF([.B75]&lt;&gt;&quot;&quot;;MIN([.H75];[.K75];[.N75];[.R75];[.U75]);&quot;&quot;)" office:value-type="currency" office:currency="EUR" office:value="0.5206" calcext:value-type="currency">
            <text:p>0,52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5]*[.AA75]" office:value-type="currency" office:currency="EUR" office:value="0.5206" calcext:value-type="currency">
            <text:p>0,521 €</text:p>
          </table:table-cell>
        </table:table-row>
        <table:table-row table:style-name="ro1">
          <table:table-cell table:style-name="ce36" table:formula="of:=ROW()-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5-02-S-D</text:p>
          </table:table-cell>
          <table:table-cell table:style-name="ce46"/>
          <table:table-cell table:style-name="ce48" office:value-type="string" calcext:value-type="string">
            <text:p>X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6]" office:value-type="float" office:value="1" calcext:value-type="float">
            <text:p>1</text:p>
          </table:table-cell>
          <table:table-cell table:style-name="ce62"/>
          <table:table-cell table:style-name="ce8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8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6]*[.AA7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W-104-02-S-D_NN</text:p>
          </table:table-cell>
          <table:table-cell/>
          <table:table-cell table:style-name="ce11" office:value-type="string" calcext:value-type="string">
            <text:p>X3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61" table:formula="of:=[.B77]" office:value-type="float" office:value="1" calcext:value-type="float">
            <text:p>1</text:p>
          </table:table-cell>
          <table:table-cell table:style-name="ce61"/>
          <table:table-cell table:style-name="ce30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32" table:formula="of:=IF([.B77]&lt;&gt;&quot;&quot;;MIN([.H77];[.K77];[.N77];[.R77];[.U7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7]*[.AA7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SW-103-07-F-D</text:p>
          </table:table-cell>
          <table:table-cell table:style-name="ce46"/>
          <table:table-cell table:style-name="ce48" office:value-type="string" calcext:value-type="string">
            <text:p>X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8]" office:value-type="float" office:value="1" calcext:value-type="float">
            <text:p>1</text:p>
          </table:table-cell>
          <table:table-cell table:style-name="ce62"/>
          <table:table-cell table:style-name="ce8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84" table:formula="of:=IF([.B78]&lt;&gt;&quot;&quot;;MIN([.H78];[.K78];[.N78];[.R78];[.U7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8]*[.AA7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31-20KG</text:p>
          </table:table-cell>
          <table:table-cell office:value-type="string" calcext:value-type="string">
            <text:p>20-pin IDC right angle</text:p>
          </table:table-cell>
          <table:table-cell table:style-name="ce11" office:value-type="string" calcext:value-type="string">
            <text:p>X5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ZL231-20KG</text:p>
          </table:table-cell>
          <table:table-cell table:style-name="ce56" office:value-type="currency" office:currency="EUR" office:value="0.2709" calcext:value-type="currency">
            <text:p>0,271 €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B79]" office:value-type="float" office:value="1" calcext:value-type="float">
            <text:p>1</text:p>
          </table:table-cell>
          <table:table-cell table:style-name="ce61"/>
          <table:table-cell table:style-name="ce30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32" table:formula="of:=IF([.B79]&lt;&gt;&quot;&quot;;MIN([.H79];[.K79];[.N79];[.R79];[.U79]);&quot;&quot;)" office:value-type="currency" office:currency="EUR" office:value="0.2709" calcext:value-type="currency">
            <text:p>0,27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9]*[.AA79]" office:value-type="currency" office:currency="EUR" office:value="0.2709" calcext:value-type="currency">
            <text:p>0,271 €</text:p>
          </table:table-cell>
        </table:table-row>
        <table:table-row table:style-name="ro1">
          <table:table-cell table:style-name="ce36" table:formula="of:=ROW()-2" office:value-type="float" office:value="78" calcext:value-type="float">
            <text:p>7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-23-2021</text:p>
          </table:table-cell>
          <table:table-cell table:style-name="ce46"/>
          <table:table-cell table:style-name="ce48" office:value-type="string" calcext:value-type="string">
            <text:p>X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80]" office:value-type="float" office:value="1" calcext:value-type="float">
            <text:p>1</text:p>
          </table:table-cell>
          <table:table-cell table:style-name="ce62"/>
          <table:table-cell table:style-name="ce81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8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0]*[.AA8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JTAB881243M-L</text:p>
          </table:table-cell>
          <table:table-cell office:value-type="string" calcext:value-type="string">
            <text:p>RJ45 Ethernet jack</text:p>
          </table:table-cell>
          <table:table-cell table:style-name="ce11" office:value-type="string" calcext:value-type="string">
            <text:p>X7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LMJTAB881243M-L</text:p>
          </table:table-cell>
          <table:table-cell table:style-name="ce56" office:value-type="currency" office:currency="EUR" office:value="3.17" calcext:value-type="currency">
            <text:p>3,17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81]" office:value-type="float" office:value="1" calcext:value-type="float">
            <text:p>1</text:p>
          </table:table-cell>
          <table:table-cell table:style-name="ce61"/>
          <table:table-cell table:style-name="ce30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32" table:formula="of:=IF([.B81]&lt;&gt;&quot;&quot;;MIN([.H81];[.K81];[.N81];[.R81];[.U81]);&quot;&quot;)" office:value-type="currency" office:currency="EUR" office:value="3.17" calcext:value-type="currency">
            <text:p>3,1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1]*[.AA81]" office:value-type="currency" office:currency="EUR" office:value="3.17" calcext:value-type="currency">
            <text:p>3,170 €</text:p>
          </table:table-cell>
        </table:table-row>
        <table:table-row table:style-name="ro1">
          <table:table-cell table:style-name="ce36" table:formula="of:=ROW()-2" office:value-type="float" office:value="80" calcext:value-type="float">
            <text:p>8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7-02-S-D</text:p>
          </table:table-cell>
          <table:table-cell table:style-name="ce46"/>
          <table:table-cell table:style-name="ce48" office:value-type="string" calcext:value-type="string">
            <text:p>X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82]" office:value-type="float" office:value="1" calcext:value-type="float">
            <text:p>1</text:p>
          </table:table-cell>
          <table:table-cell table:style-name="ce62"/>
          <table:table-cell table:style-name="ce81" table:formula="of:=IF([.Z82]=[.H82];&quot;Farnell&quot;; IF([.Z82]=[.K82]; &quot;Digikey&quot;; IF([.Z82]=[.N82]; &quot;Mouser&quot;; IF([.Z82]=[.R82]; &quot;RS&quot;; IF([.Z82]=[.U82]; &quot;TME&quot;)))))" office:value-type="string" office:string-value="Farnell" calcext:value-type="string">
            <text:p>Farnell</text:p>
          </table:table-cell>
          <table:table-cell table:style-name="ce84" table:formula="of:=IF([.B82]&lt;&gt;&quot;&quot;;MIN([.H82];[.K82];[.N82];[.R82];[.U8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2]*[.AA8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PS-73-24M</text:p>
          </table:table-cell>
          <table:table-cell office:value-type="string" calcext:value-type="string">
            <text:p>Xtal oscillator</text:p>
          </table:table-cell>
          <table:table-cell table:style-name="ce11" office:value-type="string" calcext:value-type="string">
            <text:p>XO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 office:value-type="string" calcext:value-type="string">
            <text:p>CFPS-73-24M</text:p>
          </table:table-cell>
          <table:table-cell table:style-name="ce56" office:value-type="currency" office:currency="EUR" office:value="2.46" calcext:value-type="currency">
            <text:p>2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83]" office:value-type="float" office:value="1" calcext:value-type="float">
            <text:p>1</text:p>
          </table:table-cell>
          <table:table-cell table:style-name="ce30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32" table:formula="of:=IF([.B83]&lt;&gt;&quot;&quot;;MIN([.H83];[.K83];[.N83];[.R83];[.U83]);&quot;&quot;)" office:value-type="currency" office:currency="EUR" office:value="2.46" calcext:value-type="currency">
            <text:p>2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3]*[.AA83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36" table:formula="of:=ROW()-2" office:value-type="float" office:value="82" calcext:value-type="float">
            <text:p>8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CFPS-73-25M</text:p>
          </table:table-cell>
          <table:table-cell table:style-name="ce46" office:value-type="string" calcext:value-type="string">
            <text:p>Xtal oscillator</text:p>
          </table:table-cell>
          <table:table-cell table:style-name="ce48" office:value-type="string" calcext:value-type="string">
            <text:p>XO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CFPS-73-25M</text:p>
          </table:table-cell>
          <table:table-cell table:style-name="ce57" office:value-type="currency" office:currency="EUR" office:value="2.46" calcext:value-type="currency">
            <text:p>2,46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84]" office:value-type="float" office:value="1" calcext:value-type="float">
            <text:p>1</text:p>
          </table:table-cell>
          <table:table-cell table:style-name="ce81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84" table:formula="of:=IF([.B84]&lt;&gt;&quot;&quot;;MIN([.H84];[.K84];[.N84];[.R84];[.U84]);&quot;&quot;)" office:value-type="currency" office:currency="EUR" office:value="2.46" calcext:value-type="currency">
            <text:p>2,46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4]*[.AA84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28" table:formula="of:=ROW()-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016178- 85SMX</text:p>
          </table:table-cell>
          <table:table-cell office:value-type="string" calcext:value-type="string">
            <text:p>RTC xtal</text:p>
          </table:table-cell>
          <table:table-cell table:style-name="ce11" office:value-type="string" calcext:value-type="string">
            <text:p>Y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85]" office:value-type="float" office:value="1" calcext:value-type="float">
            <text:p>1</text:p>
          </table:table-cell>
          <table:table-cell table:style-name="ce30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32" table:formula="of:=IF([.B85]&lt;&gt;&quot;&quot;;MIN([.H85];[.K85];[.N85];[.R85];[.U8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5]*[.AA8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84" calcext:value-type="float">
            <text:p>84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4SMAJ16A-DIO</text:p>
          </table:table-cell>
          <table:table-cell table:style-name="ce46"/>
          <table:table-cell table:style-name="ce48" office:value-type="string" calcext:value-type="string">
            <text:p>ZD3, ZD7, ZD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86]" office:value-type="float" office:value="3" calcext:value-type="float">
            <text:p>3</text:p>
          </table:table-cell>
          <table:table-cell table:style-name="ce81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84" table:formula="of:=IF([.B86]&lt;&gt;&quot;&quot;;MIN([.H86];[.K86];[.N86];[.R86];[.U8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6]*[.AA8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4SMAJ5.0A-DIO</text:p>
          </table:table-cell>
          <table:table-cell/>
          <table:table-cell table:style-name="ce11" office:value-type="string" calcext:value-type="string">
            <text:p>ZD4, ZD5, ZD6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2"/>
          <table:table-cell table:style-name="ce61" table:formula="of:=[.B87]" office:value-type="float" office:value="3" calcext:value-type="float">
            <text:p>3</text:p>
          </table:table-cell>
          <table:table-cell table:style-name="ce30" table:formula="of:=IF([.Z87]=[.H87];&quot;Farnell&quot;; IF([.Z87]=[.K87]; &quot;Digikey&quot;; IF([.Z87]=[.N87]; &quot;Mouser&quot;; IF([.Z87]=[.R87]; &quot;RS&quot;; IF([.Z87]=[.U87]; &quot;TME&quot;)))))" office:value-type="string" office:string-value="Farnell" calcext:value-type="string">
            <text:p>Farnell</text:p>
          </table:table-cell>
          <table:table-cell table:style-name="ce32" table:formula="of:=IF([.B87]&lt;&gt;&quot;&quot;;MIN([.H87];[.K87];[.N87];[.R87];[.U8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7]*[.AA87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36" table:formula="of:=ROW()-2" office:value-type="float" office:value="86" calcext:value-type="float">
            <text:p>86</text:p>
          </table:table-cell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RFE43BH-AIW-DNS</text:p>
          </table:table-cell>
          <table:table-cell table:style-name="ce46" office:value-type="string" calcext:value-type="string">
            <text:p>4.3” 480x272 LCD with resistive touch screen</text:p>
          </table:table-cell>
          <table:table-cell table:style-name="ce48"/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RFE43BH-AIW-DNS</text:p>
          </table:table-cell>
          <table:table-cell table:style-name="ce57" office:value-type="currency" office:currency="EUR" office:value="24.81" calcext:value-type="currency">
            <text:p>24,810 €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81" table:formula="of:=IF([.Z88]=[.H88];&quot;Farnell&quot;; IF([.Z88]=[.K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84" table:formula="of:=IF([.B88]&lt;&gt;&quot;&quot;;MIN([.H88];[.K88];[.N88];[.R88];[.U88]);&quot;&quot;)" office:value-type="currency" office:currency="EUR" office:value="24.81" calcext:value-type="currency">
            <text:p>24,8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8]*[.AA88]" office:value-type="currency" office:currency="EUR" office:value="24.81" calcext:value-type="currency">
            <text:p>24,810 €</text:p>
          </table:table-cell>
        </table:table-row>
        <table:table-row table:style-name="ro5">
          <table:table-cell table:number-columns-repeated="5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73" office:value-type="string" calcext:value-type="string" table:number-columns-spanned="3" table:number-rows-spanned="1">
            <text:p>Total components</text:p>
          </table:table-cell>
          <table:covered-table-cell table:style-name="ce56"/>
          <table:covered-table-cell table:style-name="ce61"/>
          <table:table-cell table:style-name="ce76" table:formula="of:=SUM([.W3:.W88])" office:value-type="float" office:value="10" calcext:value-type="float">
            <text:p>10</text:p>
          </table:table-cell>
          <table:table-cell table:style-name="ce76" table:formula="of:=SUM([.X3:.X88])" office:value-type="float" office:value="210" calcext:value-type="float">
            <text:p>210</text:p>
          </table:table-cell>
          <table:table-cell table:style-name="ce11" table:number-columns-repeated="2"/>
          <table:table-cell table:style-name="ce86" office:value-type="string" calcext:value-type="string">
            <text:p>Total</text:p>
          </table:table-cell>
          <table:table-cell table:style-name="ce89" table:formula="of:=SUM([.AB3:.AB88])" office:value-type="currency" office:currency="EUR" office:value="80.0478" calcext:value-type="currency">
            <text:p>80,048 €</text:p>
          </table:table-cell>
        </table:table-row>
        <table:table-row table:style-name="ro5">
          <table:table-cell table:number-columns-repeated="5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3"/>
          <table:table-cell table:style-name="ce11" table:number-columns-repeated="4"/>
        </table:table-row>
        <table:table-row table:style-name="ro5">
          <table:table-cell table:style-name="ce38"/>
          <table:table-cell table:style-name="ce43" office:value-type="string" calcext:value-type="string" table:number-columns-spanned="27" table:number-rows-spanned="1">
            <text:p>Optional / not installed</text:p>
          </table:table-cell>
          <table:covered-table-cell table:number-columns-repeated="3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style-name="ce61"/>
          <table:covered-table-cell table:style-name="ce11"/>
          <table:covered-table-cell table:style-name="ce56"/>
          <table:covered-table-cell table:style-name="ce61"/>
          <table:covered-table-cell table:number-columns-repeated="2" table:style-name="ce11"/>
          <table:covered-table-cell table:style-name="ce56"/>
          <table:covered-table-cell table:style-name="ce61"/>
          <table:covered-table-cell table:style-name="ce11"/>
          <table:covered-table-cell table:style-name="ce56"/>
          <table:covered-table-cell table:number-columns-repeated="3" table:style-name="ce61"/>
          <table:covered-table-cell table:number-columns-repeated="4" table:style-name="ce11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ZL262-10DG</text:p>
          </table:table-cell>
          <table:table-cell office:value-type="string" calcext:value-type="string">
            <text:p>ETH_W5500_MODULE</text:p>
          </table:table-cell>
          <table:table-cell table:style-name="ce11" office:value-type="string" calcext:value-type="string">
            <text:p>MOD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4">
          <table:table-cell table:style-name="ce36"/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PCA-6G-20-HL-3 or 52746-207</text:p>
          </table:table-cell>
          <table:table-cell table:style-name="ce46" office:value-type="string" calcext:value-type="string">
            <text:p>FFC horizontal, 20-pin bottom contacts</text:p>
          </table:table-cell>
          <table:table-cell table:style-name="ce48" office:value-type="string" calcext:value-type="string">
            <text:p>X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3"/>
          <table:table-cell table:style-name="ce81"/>
          <table:table-cell table:style-name="ce84"/>
          <table:table-cell table:style-name="ce81"/>
          <table:table-cell table:style-name="ce88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BZX384-B30.115</text:p>
          </table:table-cell>
          <table:table-cell office:value-type="string" calcext:value-type="string">
            <text:p>SOD323</text:p>
          </table:table-cell>
          <table:table-cell table:style-name="ce11" office:value-type="string" calcext:value-type="string">
            <text:p>ZD1</text:p>
          </table:table-cell>
          <table:table-cell table:style-name="ce50"/>
          <table:table-cell table:style-name="ce53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1">
          <table:table-cell table:style-name="ce36"/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???</text:p>
          </table:table-cell>
          <table:table-cell table:style-name="ce46" office:value-type="string" calcext:value-type="string">
            <text:p>SOD323</text:p>
          </table:table-cell>
          <table:table-cell table:style-name="ce48" office:value-type="string" calcext:value-type="string">
            <text:p>ZD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3"/>
          <table:table-cell table:style-name="ce81"/>
          <table:table-cell table:style-name="ce84"/>
          <table:table-cell table:style-name="ce81"/>
          <table:table-cell table:style-name="ce88"/>
        </table:table-row>
        <table:table-row table:style-name="ro5" table:number-rows-repeated="3">
          <table:table-cell table:number-columns-repeated="5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6"/>
          <table:table-cell table:style-name="ce61" table:number-columns-repeated="3"/>
          <table:table-cell table:style-name="ce11" table:number-columns-repeated="4"/>
        </table:table-row>
        <table:table-row table:style-name="ro5" table:number-rows-repeated="2">
          <table:table-cell table:number-columns-repeated="5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11"/>
          <table:table-cell table:style-name="ce56"/>
          <table:table-cell table:style-name="ce61"/>
          <table:table-cell table:style-name="ce11" table:number-columns-repeated="2"/>
          <table:table-cell table:style-name="ce56"/>
          <table:table-cell table:style-name="ce61"/>
          <table:table-cell table:style-name="ce11"/>
          <table:table-cell table:style-name="ce58"/>
          <table:table-cell table:style-name="ce61" table:number-columns-repeated="3"/>
          <table:table-cell table:style-name="ce11" table:number-columns-repeated="4"/>
        </table:table-row>
        <table:table-row table:style-name="ro5">
          <table:table-cell table:number-columns-repeated="5"/>
          <table:table-cell table:style-name="ce50" table:number-columns-repeated="2"/>
          <table:table-cell table:style-name="ce58"/>
          <table:table-cell table:style-name="ce61"/>
          <table:table-cell table:style-name="ce50" table:number-columns-repeated="2"/>
          <table:table-cell table:style-name="ce61"/>
          <table:table-cell table:style-name="ce11" table:number-columns-repeated="2"/>
          <table:table-cell table:style-name="ce61"/>
          <table:table-cell table:style-name="ce11" table:number-columns-repeated="3"/>
          <table:table-cell table:style-name="ce61"/>
          <table:table-cell table:style-name="ce11" table:number-columns-repeated="2"/>
          <table:table-cell table:style-name="ce61" table:number-columns-repeated="3"/>
          <table:table-cell table:style-name="ce11" table:number-columns-repeated="4"/>
        </table:table-row>
        <table:table-row table:style-name="ro5">
          <table:table-cell table:number-columns-repeated="5"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17"/>
        </table:table-row>
        <table:table-row table:style-name="ro5">
          <table:table-cell table:number-columns-repeated="9"/>
          <table:table-cell table:style-name="ce52" table:number-columns-repeated="2"/>
          <table:table-cell table:number-columns-repeated="17"/>
        </table:table-row>
        <table:table-row table:style-name="ro5" table:number-rows-repeated="1048472">
          <table:table-cell table:number-columns-repeated="28"/>
        </table:table-row>
        <table:table-row table:style-name="ro5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92:Sheet1.E9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Bold" svg:font-family="Helvetica-Bold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kr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kr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8P0" style:volatile="true">
      <number:number number:decimal-places="0" loext:min-decimal-places="0" number:min-integer-digits="1" number:grouping="true"/>
      <number:text>     </number:text>
    </number:number-style>
    <number:number-style style:name="N128P1" style:volatile="true">
      <number:number number:decimal-places="0" loext:min-decimal-places="0" number:min-integer-digits="1" number:grouping="true"/>
      <number:text>     </number:text>
    </number:number-style>
    <number:number-style style:name="N128P2" style:volatile="true">
      <number:text>-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loext:min-decimal-places="0" number:min-integer-digits="1" number:grouping="true"/>
      <number:text> kr </number:text>
    </number:number-style>
    <number:number-style style:name="N131P1" style:volatile="true">
      <number:number number:decimal-places="0" loext:min-decimal-places="0" number:min-integer-digits="1" number:grouping="true"/>
      <number:text> kr </number:text>
    </number:number-style>
    <number:number-style style:name="N131P2" style:volatile="true">
      <number:text>-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P1" style:volatile="true">
      <number:number number:decimal-places="2" loext:min-decimal-places="2" number:min-integer-digits="1" number:grouping="true"/>
      <number:text> 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loext:min-decimal-places="2" number:min-integer-digits="1" number:grouping="true"/>
      <number:text> kr </number:text>
    </number:number-style>
    <number:number-style style:name="N137P1" style:volatile="true">
      <number:number number:decimal-places="2" loext:min-decimal-places="2" number:min-integer-digits="1" number:grouping="true"/>
      <number:text> kr </number:text>
    </number:number-style>
    <number:number-style style:name="N137P2" style:volatile="true">
      <number:text>-</number:text>
      <number:number number:decimal-places="0" loext:min-decimal-places="0" number:min-integer-digits="0"/>
      <number:text> k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/>
    </number:number-style>
    <number:currency-style style:name="N14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60P0"/>
    </number:currency-style>
    <number:currency-style style:name="N16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2P0"/>
    </number:currency-style>
    <number:percentage-style style:name="N163">
      <number:number number:decimal-places="2" loext:min-decimal-places="2" number:min-integer-digits="2"/>
      <number:text>%</number:text>
    </number:percentage-style>
    <number:percentage-style style:name="N164">
      <number:number number:decimal-places="2" loext:min-decimal-places="2" number:min-integer-digits="0"/>
      <number:text>%</number:text>
    </number:percentage-style>
    <number:number-style style:name="N165">
      <number:number number:decimal-places="0" loext:min-decimal-places="0" number:min-integer-digits="0"/>
    </number:number-style>
    <number:number-style style:name="N166">
      <number:number number:decimal-places="1" loext:min-decimal-places="1" number:min-integer-digits="1"/>
    </number:number-style>
    <number:number-style style:name="N167">
      <number:number number:decimal-places="1" loext:min-decimal-places="1" number:min-integer-digits="0"/>
    </number:number-style>
    <number:number-style style:name="N168">
      <number:number number:decimal-places="4" loext:min-decimal-places="4" number:min-integer-digits="1"/>
    </number:number-style>
    <style:style style:name="Default" style:family="table-cell">
      <style:text-properties style:font-name-asian="DejaVu Sans Mono" style:font-family-asian="'DejaVu Sans Mono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5.5mm" fo:margin-left="10mm" fo:margin-right="10mm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3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master-styles>
    <style:master-page style:name="Default" style:page-layout-name="Mpm1">
      <style:header>
        <text:p><text:span text:style-name="MT1">EEZ XMOS evaluation board BOM (r1B4, 2018-01-22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.00.0000</text:date>, <text:time style:data-style-name="N2" text:time-value="10:25:21.436199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92a7159f7e4af62137622921e809f8546db437e5</meta:generator>
    <dc:date>2018-01-22T11:35:50.792521080</dc:date>
    <dc:creator>Denis Kotlar</dc:creator>
    <meta:editing-duration>PT1H21M2S</meta:editing-duration>
    <meta:editing-cycles>65</meta:editing-cycles>
    <meta:document-statistic meta:table-count="1" meta:cell-count="1063" meta:object-count="0"/>
  </office:meta>
</office:document-meta>
</file>